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0700000009899406879F6C6F01.gif" manifest:media-type="image/gif"/>
  <manifest:file-entry manifest:full-path="Pictures/100002000000000E0000000D123A1498DB789777.gif" manifest:media-type="image/gif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1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2.08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ce1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Excel_20_Built-in_20_Hyperlink" style:data-style-name="N0">
      <style:table-cell-properties fo:background-color="#f3f3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0" table:default-cell-style-name="Default"/>
        <table:table-row table:style-name="ro1">
          <table:table-cell table:style-name="ce13" office:value-type="string" calcext:value-type="string">
            <text:p><text:a xlink:href="https://www.febraban.org.br/associados/utilitarios/Bancos.asp?ordem=compensacao&amp;conglomerado=&amp;origem=&amp;natural=&amp;porte=" xlink:type="simple">Compe</text:a></text:p>
          </table:table-cell>
          <table:table-cell table:style-name="ce13" office:value-type="string" calcext:value-type="string">
            <text:p><text:a xlink:href="https://www.febraban.org.br/associados/utilitarios/Bancos.asp?ordem=banco&amp;conglomerado=&amp;origem=&amp;natural=&amp;porte=" xlink:type="simple">Bank Name </text:a></text:p>
            <draw:frame draw:z-index="0" draw:name="Picture 1" draw:style-name="gr1" draw:text-style-name="P1" svg:width="0.211cm" svg:height="0.237cm" svg:x="0cm" svg:y="0cm">
              <draw:image xlink:href="Pictures/100002000000000700000009899406879F6C6F01.gif" xlink:type="simple" xlink:show="embed" xlink:actuate="onLoad" draw:mime-type="image/gif">
                <text:p/>
              </draw:image>
              <svg:desc>https://www.febraban.org.br/associados/imagens/arrow_px_up.gif</svg:desc>
            </draw:frame>
          </table:table-cell>
          <table:table-cell table:style-name="ce18" office:value-type="string" calcext:value-type="string">
            <text:p>E-mail</text:p>
          </table:table-cell>
          <table:table-cell table:style-name="ce23" office:value-type="string" calcext:value-type="string">
            <text:p>Filiado à Febraban</text:p>
          </table:table-cell>
          <table:table-cell table:number-columns-repeated="60"/>
        </table:table-row>
        <table:table-row table:style-name="ro2">
          <table:table-cell table:style-name="ce2"/>
          <table:table-cell table:style-name="ce2" office:value-type="string" calcext:value-type="string">
            <text:p>Administradora de Consórcios Sicredi LTDA</text:p>
          </table:table-cell>
          <table:table-cell table:style-name="ce1" office:value-type="string" calcext:value-type="string">
            <text:p><text:a xlink:href="http://www.sicredi.com.br/" xlink:type="simple">www.sicredi.com.br</text:a>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3"/>
          <table:table-cell table:style-name="ce3" office:value-type="string" calcext:value-type="string">
            <text:p>Agoracred S/A Sociedade de Crédito, Financiamento e Investimento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2" office:value-type="string" calcext:value-type="string">
            <text:p>Banco ABC Brasil S.A.</text:p>
          </table:table-cell>
          <table:table-cell table:style-name="ce1" office:value-type="string" calcext:value-type="string">
            <text:p><text:a xlink:href="http://www.abcbrasil.com.br/" xlink:type="simple">www.abcbrasil.com.br</text:a></text:p>
          </table:table-cell>
          <table:table-cell table:style-name="ce11" office:value-type="string" calcext:value-type="string">
            <text:p>yes</text:p>
            <draw:frame draw:z-index="1" draw:name="Picture 2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Banco ABN AMRO S.A.</text:p>
          </table:table-cell>
          <table:table-cell table:style-name="ce7" office:value-type="string" calcext:value-type="string">
            <text:p><text:a xlink:href="http://www.abnamro.com/" xlink:type="simple">www.abnamro.com</text:a></text:p>
          </table:table-cell>
          <table:table-cell table:style-name="ce11" office:value-type="string" calcext:value-type="string">
            <text:p>yes</text:p>
            <draw:frame draw:z-index="2" draw:name="Picture 3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2" office:value-type="string" calcext:value-type="string">
            <text:p>Banco Agibank S.A.</text:p>
          </table:table-cell>
          <table:table-cell table:style-name="ce1" office:value-type="string" calcext:value-type="string">
            <text:p><text:a xlink:href="http://www.agibank.com.br/" xlink:type="simple">www.agibank.com.br</text:a></text:p>
          </table:table-cell>
          <table:table-cell table:style-name="ce11" office:value-type="string" calcext:value-type="string">
            <text:p>yes</text:p>
            <draw:frame draw:z-index="3" draw:name="Picture 4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anco Alfa de Investimentos S.A.</text:p>
          </table:table-cell>
          <table:table-cell table:style-name="ce7" office:value-type="string" calcext:value-type="string">
            <text:p><text:a xlink:href="http://www.alfanet.com.br/" xlink:type="simple">www.alfanet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Banco Alfa S.A.</text:p>
          </table:table-cell>
          <table:table-cell table:style-name="ce1" office:value-type="string" calcext:value-type="string">
            <text:p><text:a xlink:href="http://www.bancoalfa.com.br/" xlink:type="simple">www.bancoalfa.com.br</text:a></text:p>
          </table:table-cell>
          <table:table-cell table:style-name="ce11" office:value-type="string" calcext:value-type="string">
            <text:p>yes</text:p>
            <draw:frame draw:z-index="4" draw:name="Picture 5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641" calcext:value-type="float">
            <text:p>641</text:p>
          </table:table-cell>
          <table:table-cell table:style-name="ce3" office:value-type="string" calcext:value-type="string">
            <text:p>Banco Alvorada S.A.</text:p>
          </table:table-cell>
          <table:table-cell table:style-name="ce8" office:value-type="string" calcext:value-type="string">
            <text:p>Não possui site</text:p>
          </table:table-cell>
          <table:table-cell table:style-name="ce11" office:value-type="string" calcext:value-type="string">
            <text:p>yes</text:p>
            <draw:frame draw:z-index="5" draw:name="Picture 6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2" office:value-type="string" calcext:value-type="string">
            <text:p>Banco Andbank (Brasil) S.A.</text:p>
          </table:table-cell>
          <table:table-cell table:style-name="ce1" office:value-type="string" calcext:value-type="string">
            <text:p><text:a xlink:href="http://www.andbank-lla.com.br/" xlink:type="simple">www.andbank-lla.com.br</text:a></text:p>
          </table:table-cell>
          <table:table-cell table:style-name="ce11" office:value-type="string" calcext:value-type="string">
            <text:p>yes</text:p>
            <draw:frame draw:z-index="6" draw:name="Picture 7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213" calcext:value-type="float">
            <text:p>213</text:p>
          </table:table-cell>
          <table:table-cell table:style-name="ce3" office:value-type="string" calcext:value-type="string">
            <text:p>Banco Arbi S.A.</text:p>
          </table:table-cell>
          <table:table-cell table:style-name="ce7" office:value-type="string" calcext:value-type="string">
            <text:p><text:a xlink:href="http://www.arbi.com.br/" xlink:type="simple">www.arbi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2" office:value-type="string" calcext:value-type="string">
            <text:p>Banco B3 S.A.</text:p>
          </table:table-cell>
          <table:table-cell table:style-name="ce1" office:value-type="string" calcext:value-type="string">
            <text:p><text:a xlink:href="http://www.bmfbovespa.com.br/bancobmfbovespa/" xlink:type="simple">www.bmfbovespa.com.br/bancobmfbovespa/</text:a></text:p>
          </table:table-cell>
          <table:table-cell table:style-name="ce11" office:value-type="string" calcext:value-type="string">
            <text:p>yes</text:p>
            <draw:frame draw:z-index="7" draw:name="Picture 8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Banco BANDEPE S.A.</text:p>
          </table:table-cell>
          <table:table-cell table:style-name="ce7" office:value-type="string" calcext:value-type="string">
            <text:p><text:a xlink:href="http://www.santander.com.br/" xlink:type="simple">www.santander.com.br</text:a></text:p>
          </table:table-cell>
          <table:table-cell table:style-name="ce11" office:value-type="string" calcext:value-type="string">
            <text:p>yes</text:p>
            <draw:frame draw:z-index="8" draw:name="Picture 9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4" office:value-type="float" office:value="330" calcext:value-type="float">
            <text:p>330</text:p>
          </table:table-cell>
          <table:table-cell table:style-name="ce2" office:value-type="string" calcext:value-type="string">
            <text:p>Banco Bari de Investimentos e Financiamentos S/A</text:p>
          </table:table-cell>
          <table:table-cell table:style-name="ce1" office:value-type="string" calcext:value-type="string">
            <text:p><text:a xlink:href="http://www.bancobari.com.br/" xlink:type="simple">www.bancobari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318" calcext:value-type="float">
            <text:p>318</text:p>
          </table:table-cell>
          <table:table-cell table:style-name="ce3" office:value-type="string" calcext:value-type="string">
            <text:p>Banco BMG S.A.</text:p>
          </table:table-cell>
          <table:table-cell table:style-name="ce7" office:value-type="string" calcext:value-type="string">
            <text:p><text:a xlink:href="http://www.bancobmg.com.br/" xlink:type="simple">www.bancobmg.com.br</text:a></text:p>
          </table:table-cell>
          <table:table-cell table:style-name="ce11" office:value-type="string" calcext:value-type="string">
            <text:p>yes</text:p>
            <draw:frame draw:z-index="9" draw:name="Picture 10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752" calcext:value-type="float">
            <text:p>752</text:p>
          </table:table-cell>
          <table:table-cell table:style-name="ce2" office:value-type="string" calcext:value-type="string">
            <text:p>Banco BNP Paribas Brasil S.A.</text:p>
          </table:table-cell>
          <table:table-cell table:style-name="ce1" office:value-type="string" calcext:value-type="string">
            <text:p><text:a xlink:href="http://www.bnpparibas.com.br/" xlink:type="simple">www.bnpparibas.com.br</text:a></text:p>
          </table:table-cell>
          <table:table-cell table:style-name="ce11" office:value-type="string" calcext:value-type="string">
            <text:p>yes</text:p>
            <draw:frame draw:z-index="10" draw:name="Picture 11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3" office:value-type="string" calcext:value-type="string">
            <text:p>Banco BOCOM BBM S.A.</text:p>
          </table:table-cell>
          <table:table-cell table:style-name="ce7" office:value-type="string" calcext:value-type="string">
            <text:p><text:a xlink:href="http://www.bancobbm.com.br/" xlink:type="simple">www.bancobbm.com.br</text:a></text:p>
          </table:table-cell>
          <table:table-cell table:style-name="ce11" office:value-type="string" calcext:value-type="string">
            <text:p>yes</text:p>
            <draw:frame draw:z-index="11" draw:name="Picture 12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2" office:value-type="string" calcext:value-type="string">
            <text:p>Banco Bradescard S.A.</text:p>
          </table:table-cell>
          <table:table-cell table:style-name="ce1" office:value-type="string" calcext:value-type="string">
            <text:p><text:a xlink:href="http://www.ibi.com.br/" xlink:type="simple">www.ibi.com.br</text:a></text:p>
          </table:table-cell>
          <table:table-cell table:style-name="ce11" office:value-type="string" calcext:value-type="string">
            <text:p>yes</text:p>
            <draw:frame draw:z-index="12" draw:name="Picture 13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Banco Bradesco BBI S.A.</text:p>
          </table:table-cell>
          <table:table-cell table:style-name="ce8" office:value-type="string" calcext:value-type="string">
            <text:p>Não possui site</text:p>
          </table:table-cell>
          <table:table-cell table:style-name="ce11" office:value-type="string" calcext:value-type="string">
            <text:p>yes</text:p>
            <draw:frame draw:z-index="13" draw:name="Picture 14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2" office:value-type="string" calcext:value-type="string">
            <text:p>Banco Bradesco BERJ S.A.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3" office:value-type="string" calcext:value-type="string">
            <text:p>Banco Bradesco Cartões S.A.</text:p>
          </table:table-cell>
          <table:table-cell table:style-name="ce8" office:value-type="string" calcext:value-type="string">
            <text:p>não tem site</text:p>
          </table:table-cell>
          <table:table-cell table:style-name="ce11" office:value-type="string" calcext:value-type="string">
            <text:p>yes</text:p>
            <draw:frame draw:z-index="14" draw:name="Picture 15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394" calcext:value-type="float">
            <text:p>394</text:p>
          </table:table-cell>
          <table:table-cell table:style-name="ce2" office:value-type="string" calcext:value-type="string">
            <text:p>Banco Bradesco Financiamentos S.A.</text:p>
          </table:table-cell>
          <table:table-cell table:style-name="ce9" office:value-type="string" calcext:value-type="string">
            <text:p>não tem site</text:p>
          </table:table-cell>
          <table:table-cell table:style-name="ce11" office:value-type="string" calcext:value-type="string">
            <text:p>yes</text:p>
            <draw:frame draw:z-index="15" draw:name="Picture 16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237" calcext:value-type="float">
            <text:p>237</text:p>
          </table:table-cell>
          <table:table-cell table:style-name="ce3" office:value-type="string" calcext:value-type="string">
            <text:p>Banco Bradesco S.A.</text:p>
          </table:table-cell>
          <table:table-cell table:style-name="ce7" office:value-type="string" calcext:value-type="string">
            <text:p><text:a xlink:href="http://www.bradesco.com.br/" xlink:type="simple">www.bradesco.com.br</text:a></text:p>
          </table:table-cell>
          <table:table-cell table:style-name="ce11" office:value-type="string" calcext:value-type="string">
            <text:p>yes</text:p>
            <draw:frame draw:z-index="16" draw:name="Picture 17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218" calcext:value-type="float">
            <text:p>218</text:p>
          </table:table-cell>
          <table:table-cell table:style-name="ce2" office:value-type="string" calcext:value-type="string">
            <text:p>Banco BS2 S.A.</text:p>
          </table:table-cell>
          <table:table-cell table:style-name="ce1" office:value-type="string" calcext:value-type="string">
            <text:p><text:a xlink:href="http://www.bs2.com/banco/" xlink:type="simple">www.bs2.com/banco/</text:a></text:p>
          </table:table-cell>
          <table:table-cell table:style-name="ce11" office:value-type="string" calcext:value-type="string">
            <text:p>yes</text:p>
            <draw:frame draw:z-index="17" draw:name="Picture 18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208" calcext:value-type="float">
            <text:p>208</text:p>
          </table:table-cell>
          <table:table-cell table:style-name="ce3" office:value-type="string" calcext:value-type="string">
            <text:p>Banco BTG Pactual S.A.</text:p>
          </table:table-cell>
          <table:table-cell table:style-name="ce7" office:value-type="string" calcext:value-type="string">
            <text:p><text:a xlink:href="http://www.btgpactual.com/" xlink:type="simple">www.btgpactual.com</text:a></text:p>
          </table:table-cell>
          <table:table-cell table:style-name="ce11" office:value-type="string" calcext:value-type="string">
            <text:p>yes</text:p>
            <draw:frame draw:z-index="18" draw:name="Picture 19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C6 S.A.</text:p>
          </table:table-cell>
          <table:table-cell table:style-name="ce1" office:value-type="string" calcext:value-type="string">
            <text:p><text:a xlink:href="http://https/www.c6bank.com/" xlink:type="simple">https://www.c6bank.com/</text:a></text:p>
          </table:table-cell>
          <table:table-cell table:style-name="ce11" office:value-type="string" calcext:value-type="string">
            <text:p>yes</text:p>
            <draw:frame draw:z-index="19" draw:name="Picture 20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473" calcext:value-type="float">
            <text:p>473</text:p>
          </table:table-cell>
          <table:table-cell table:style-name="ce3" office:value-type="string" calcext:value-type="string">
            <text:p>Banco Caixa Geral - Brasil S.A.</text:p>
          </table:table-cell>
          <table:table-cell table:style-name="ce7" office:value-type="string" calcext:value-type="string">
            <text:p><text:a xlink:href="http://www.bcgbrasil.com.br/" xlink:type="simple">www.bcgbrasil.com.br</text:a></text:p>
          </table:table-cell>
          <table:table-cell table:style-name="ce11" office:value-type="string" calcext:value-type="string">
            <text:p>yes</text:p>
            <draw:frame draw:z-index="20" draw:name="Picture 21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412" calcext:value-type="float">
            <text:p>412</text:p>
          </table:table-cell>
          <table:table-cell table:style-name="ce2" office:value-type="string" calcext:value-type="string">
            <text:p>Banco Capital S.A.</text:p>
          </table:table-cell>
          <table:table-cell table:style-name="ce1" office:value-type="string" calcext:value-type="string">
            <text:p><text:a xlink:href="http://www.bancocapital.com.br/" xlink:type="simple">www.bancocapital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Banco Cargill S.A.</text:p>
          </table:table-cell>
          <table:table-cell table:style-name="ce7" office:value-type="string" calcext:value-type="string">
            <text:p><text:a xlink:href="http://www.bancocargill.com.br/" xlink:type="simple">www.bancocargill.com.br</text:a></text:p>
          </table:table-cell>
          <table:table-cell table:style-name="ce11" office:value-type="string" calcext:value-type="string">
            <text:p>yes</text:p>
            <draw:frame draw:z-index="21" draw:name="Picture 22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Caterpillar S.A.</text:p>
          </table:table-cell>
          <table:table-cell table:style-name="ce1" office:value-type="string" calcext:value-type="string">
            <text:p><text:a xlink:href="http://www.catfinancial.com.br/" xlink:type="simple">www.catfinancial.com.br</text:a></text:p>
          </table:table-cell>
          <table:table-cell table:style-name="ce11" office:value-type="string" calcext:value-type="string">
            <text:p>yes</text:p>
            <draw:frame draw:z-index="22" draw:name="Picture 23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266" calcext:value-type="float">
            <text:p>266</text:p>
          </table:table-cell>
          <table:table-cell table:style-name="ce3" office:value-type="string" calcext:value-type="string">
            <text:p>Banco Cédula S.A.</text:p>
          </table:table-cell>
          <table:table-cell table:style-name="ce7" office:value-type="string" calcext:value-type="string">
            <text:p><text:a xlink:href="http://www.bancocedula.com.br/" xlink:type="simple">www.bancocedula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Central do Brasil</text:p>
          </table:table-cell>
          <table:table-cell table:style-name="ce1" office:value-type="string" calcext:value-type="string">
            <text:p><text:a xlink:href="http://www.bcb.gov.br/" xlink:type="simple">www.bcb.gov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739" calcext:value-type="float">
            <text:p>739</text:p>
          </table:table-cell>
          <table:table-cell table:style-name="ce3" office:value-type="string" calcext:value-type="string">
            <text:p>Banco Cetelem S.A.</text:p>
          </table:table-cell>
          <table:table-cell table:style-name="ce7" office:value-type="string" calcext:value-type="string">
            <text:p><text:a xlink:href="http://www.cetelem.com.br/" xlink:type="simple">www.cetelem.com.br</text:a></text:p>
          </table:table-cell>
          <table:table-cell table:style-name="ce11" office:value-type="string" calcext:value-type="string">
            <text:p>yes</text:p>
            <draw:frame draw:z-index="23" draw:name="Picture 24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233" calcext:value-type="float">
            <text:p>233</text:p>
          </table:table-cell>
          <table:table-cell table:style-name="ce2" office:value-type="string" calcext:value-type="string">
            <text:p>Banco Cifra S.A.</text:p>
          </table:table-cell>
          <table:table-cell table:style-name="ce1" office:value-type="string" calcext:value-type="string">
            <text:p><text:a xlink:href="http://www.bancocifra.com.br/" xlink:type="simple">www.bancocifra.com.br</text:a></text:p>
          </table:table-cell>
          <table:table-cell table:style-name="ce11" office:value-type="string" calcext:value-type="string">
            <text:p>yes</text:p>
            <draw:frame draw:z-index="24" draw:name="Picture 25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745" calcext:value-type="float">
            <text:p>745</text:p>
          </table:table-cell>
          <table:table-cell table:style-name="ce3" office:value-type="string" calcext:value-type="string">
            <text:p>Banco Citibank S.A.</text:p>
          </table:table-cell>
          <table:table-cell table:style-name="ce7" office:value-type="string" calcext:value-type="string">
            <text:p><text:a xlink:href="http://www.citibank.com.br/" xlink:type="simple">www.citibank.com.br</text:a></text:p>
          </table:table-cell>
          <table:table-cell table:style-name="ce11" office:value-type="string" calcext:value-type="string">
            <text:p>yes</text:p>
            <draw:frame draw:z-index="25" draw:name="Picture 26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2" office:value-type="string" calcext:value-type="string">
            <text:p>Banco Clássico S.A.</text:p>
          </table:table-cell>
          <table:table-cell table:style-name="ce1" office:value-type="string" calcext:value-type="string">
            <text:p><text:a xlink:href="http://www.bancoclassico.com.br/" xlink:type="simple">www.bancoclassico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anco CNH Industrial Capital S.A.</text:p>
          </table:table-cell>
          <table:table-cell table:style-name="ce7" office:value-type="string" calcext:value-type="string">
            <text:p><text:a xlink:href="http://www.cnhindustrialcapital.com/" xlink:type="simple">www.cnhindustrialcapital.com</text:a></text:p>
          </table:table-cell>
          <table:table-cell table:style-name="ce11" office:value-type="string" calcext:value-type="string">
            <text:p>yes</text:p>
            <draw:frame draw:z-index="26" draw:name="Picture 27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756" calcext:value-type="float">
            <text:p>756</text:p>
          </table:table-cell>
          <table:table-cell table:style-name="ce2" office:value-type="string" calcext:value-type="string">
            <text:p>Banco Cooperativo do Brasil S.A. - BANCOOB</text:p>
          </table:table-cell>
          <table:table-cell table:style-name="ce1" office:value-type="string" calcext:value-type="string">
            <text:p><text:a xlink:href="http://www.bancoob.com.br/" xlink:type="simple">www.bancoob.com.br</text:a></text:p>
          </table:table-cell>
          <table:table-cell table:style-name="ce11" office:value-type="string" calcext:value-type="string">
            <text:p>yes</text:p>
            <draw:frame draw:z-index="27" draw:name="Picture 28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748" calcext:value-type="float">
            <text:p>748</text:p>
          </table:table-cell>
          <table:table-cell table:style-name="ce3" office:value-type="string" calcext:value-type="string">
            <text:p>Banco Cooperativo Sicredi S.A.</text:p>
          </table:table-cell>
          <table:table-cell table:style-name="ce7" office:value-type="string" calcext:value-type="string">
            <text:p><text:a xlink:href="http://www.sicredi.com.br/" xlink:type="simple">www.sicredi.com.br</text:a></text:p>
          </table:table-cell>
          <table:table-cell table:style-name="ce11" office:value-type="string" calcext:value-type="string">
            <text:p>yes</text:p>
            <draw:frame draw:z-index="28" draw:name="Picture 29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2" office:value-type="string" calcext:value-type="string">
            <text:p>Banco Credit Agricole Brasil S.A.</text:p>
          </table:table-cell>
          <table:table-cell table:style-name="ce1" office:value-type="string" calcext:value-type="string">
            <text:p><text:a xlink:href="http://www.calyon.com.br/" xlink:type="simple">www.calyon.com.br</text:a></text:p>
          </table:table-cell>
          <table:table-cell table:style-name="ce11" office:value-type="string" calcext:value-type="string">
            <text:p>yes</text:p>
            <draw:frame draw:z-index="29" draw:name="Picture 30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505" calcext:value-type="float">
            <text:p>505</text:p>
          </table:table-cell>
          <table:table-cell table:style-name="ce3" office:value-type="string" calcext:value-type="string">
            <text:p>Banco Credit Suisse (Brasil) S.A.</text:p>
          </table:table-cell>
          <table:table-cell table:style-name="ce7" office:value-type="string" calcext:value-type="string">
            <text:p><text:a xlink:href="http://www.csfb.com/" xlink:type="simple">www.csfb.com</text:a></text:p>
          </table:table-cell>
          <table:table-cell table:style-name="ce11" office:value-type="string" calcext:value-type="string">
            <text:p>yes</text:p>
            <draw:frame draw:z-index="30" draw:name="Picture 31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2" office:value-type="string" calcext:value-type="string">
            <text:p>Banco Crefisa S.A.</text:p>
          </table:table-cell>
          <table:table-cell table:style-name="ce1" office:value-type="string" calcext:value-type="string">
            <text:p><text:a xlink:href="http://www.crefisa.com.br/" xlink:type="simple">www.crefisa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CSF S.A.</text:p>
          </table:table-cell>
          <table:table-cell table:style-name="ce7"/>
          <table:table-cell table:style-name="ce11" office:value-type="string" calcext:value-type="string">
            <text:p>yes</text:p>
            <draw:frame draw:z-index="31" draw:name="Picture 32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Banco da Amazônia S.A.</text:p>
          </table:table-cell>
          <table:table-cell table:style-name="ce1" office:value-type="string" calcext:value-type="string">
            <text:p><text:a xlink:href="http://www.bancoamazonia.com.br/" xlink:type="simple">www.bancoamazonia.com.br</text:a></text:p>
          </table:table-cell>
          <table:table-cell table:style-name="ce11" office:value-type="string" calcext:value-type="string">
            <text:p>yes</text:p>
            <draw:frame draw:z-index="32" draw:name="Picture 33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Banco da China Brasil S.A.</text:p>
          </table:table-cell>
          <table:table-cell table:style-name="ce7" office:value-type="string" calcext:value-type="string">
            <text:p><text:a xlink:href="http://www.boc-brazil.com/" xlink:type="simple">www.boc-brazil.com</text:a></text:p>
          </table:table-cell>
          <table:table-cell table:style-name="ce11" office:value-type="string" calcext:value-type="string">
            <text:p>yes</text:p>
            <draw:frame draw:z-index="33" draw:name="Picture 34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707" calcext:value-type="float">
            <text:p>707</text:p>
          </table:table-cell>
          <table:table-cell table:style-name="ce2" office:value-type="string" calcext:value-type="string">
            <text:p>Banco Daycoval S.A.</text:p>
          </table:table-cell>
          <table:table-cell table:style-name="ce1" office:value-type="string" calcext:value-type="string">
            <text:p><text:a xlink:href="http://www.daycoval.com.br/" xlink:type="simple">www.daycoval.com.br</text:a></text:p>
          </table:table-cell>
          <table:table-cell table:style-name="ce11" office:value-type="string" calcext:value-type="string">
            <text:p>yes</text:p>
            <draw:frame draw:z-index="34" draw:name="Picture 35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Banco de Desenvolvimento do Espírito Santo S.A.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Banco de Investimento Credit Suisse (Brasil) S.A.</text:p>
          </table:table-cell>
          <table:table-cell table:style-name="ce1" office:value-type="string" calcext:value-type="string">
            <text:p><text:a xlink:href="http://www.csfb.com.br/" xlink:type="simple">www.csfb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3" office:value-type="string" calcext:value-type="string">
            <text:p>Banco de La Nacion Argentina</text:p>
          </table:table-cell>
          <table:table-cell table:style-name="ce7" office:value-type="string" calcext:value-type="string">
            <text:p><text:a xlink:href="http://www.bna.com.ar/" xlink:type="simple">www.bna.com.a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495" calcext:value-type="float">
            <text:p>495</text:p>
          </table:table-cell>
          <table:table-cell table:style-name="ce2" office:value-type="string" calcext:value-type="string">
            <text:p>Banco de La Provincia de Buenos Aires</text:p>
          </table:table-cell>
          <table:table-cell table:style-name="ce1" office:value-type="string" calcext:value-type="string">
            <text:p><text:a xlink:href="http://www.bapro.com.ar/" xlink:type="simple">www.bapro.com.a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494" calcext:value-type="float">
            <text:p>494</text:p>
          </table:table-cell>
          <table:table-cell table:style-name="ce3" office:value-type="string" calcext:value-type="string">
            <text:p>Banco de La Republica Oriental del Uruguay</text:p>
          </table:table-cell>
          <table:table-cell table:style-name="ce7" office:value-type="string" calcext:value-type="string">
            <text:p><text:a xlink:href="http://www.bancorepublica.com.uy/" xlink:type="simple">www.bancorepublica.com.uy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de Lage Landen Brasil S.A.</text:p>
          </table:table-cell>
          <table:table-cell table:style-name="ce1" office:value-type="string" calcext:value-type="string">
            <text:p><text:a xlink:href="http://www.dllgroup.com/" xlink:type="simple">www.dllgroup.com</text:a></text:p>
          </table:table-cell>
          <table:table-cell table:style-name="ce11" office:value-type="string" calcext:value-type="string">
            <text:p>yes</text:p>
            <draw:frame draw:z-index="35" draw:name="Picture 36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654" calcext:value-type="float">
            <text:p>654</text:p>
          </table:table-cell>
          <table:table-cell table:style-name="ce3" office:value-type="string" calcext:value-type="string">
            <text:p>Banco Digimais S.A.</text:p>
          </table:table-cell>
          <table:table-cell table:style-name="ce7" office:value-type="string" calcext:value-type="string">
            <text:p><text:a xlink:href="http://www.bancodigimais.com.br/" xlink:type="simple">www.bancodigimais.com.br/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Digio S.A.</text:p>
          </table:table-cell>
          <table:table-cell table:style-name="ce1" office:value-type="string" calcext:value-type="string">
            <text:p><text:a xlink:href="http://www.aebb.com.br/" xlink:type="simple">www.aebb.com.br</text:a></text:p>
          </table:table-cell>
          <table:table-cell table:style-name="ce11" office:value-type="string" calcext:value-type="string">
            <text:p>yes</text:p>
            <draw:frame draw:z-index="36" draw:name="Picture 37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Banco do Brasil S.A.</text:p>
          </table:table-cell>
          <table:table-cell table:style-name="ce7" office:value-type="string" calcext:value-type="string">
            <text:p><text:a xlink:href="http://www.bb.com.br/" xlink:type="simple">www.bb.com.br</text:a></text:p>
          </table:table-cell>
          <table:table-cell table:style-name="ce11" office:value-type="string" calcext:value-type="string">
            <text:p>yes</text:p>
            <draw:frame draw:z-index="37" draw:name="Picture 38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 office:value-type="string" calcext:value-type="string">
            <text:p>Banco do Estado de Sergipe S.A.</text:p>
          </table:table-cell>
          <table:table-cell table:style-name="ce1" office:value-type="string" calcext:value-type="string">
            <text:p><text:a xlink:href="http://www.banese.com.br/" xlink:type="simple">www.banese.com.br</text:a></text:p>
          </table:table-cell>
          <table:table-cell table:style-name="ce11" office:value-type="string" calcext:value-type="string">
            <text:p>yes</text:p>
            <draw:frame draw:z-index="38" draw:name="Picture 39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Banco do Estado do Pará S.A.</text:p>
          </table:table-cell>
          <table:table-cell table:style-name="ce7" office:value-type="string" calcext:value-type="string">
            <text:p><text:a xlink:href="http://www.banpara.b.br/" xlink:type="simple">www.banpara.b.br</text:a></text:p>
          </table:table-cell>
          <table:table-cell table:style-name="ce11" office:value-type="string" calcext:value-type="string">
            <text:p>yes</text:p>
            <draw:frame draw:z-index="39" draw:name="Picture 40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" office:value-type="string" calcext:value-type="string">
            <text:p>Banco do Estado do Rio Grande do Sul S.A.</text:p>
          </table:table-cell>
          <table:table-cell table:style-name="ce1" office:value-type="string" calcext:value-type="string">
            <text:p><text:a xlink:href="http://www.banrisul.com.br/" xlink:type="simple">www.banrisul.com.br</text:a></text:p>
          </table:table-cell>
          <table:table-cell table:style-name="ce11" office:value-type="string" calcext:value-type="string">
            <text:p>yes</text:p>
            <draw:frame draw:z-index="40" draw:name="Picture 41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Banco do Nordeste do Brasil S.A.</text:p>
          </table:table-cell>
          <table:table-cell table:style-name="ce7" office:value-type="string" calcext:value-type="string">
            <text:p><text:a xlink:href="http://www.banconordeste.gov.br/" xlink:type="simple">www.banconordeste.gov.br</text:a></text:p>
          </table:table-cell>
          <table:table-cell table:style-name="ce11" office:value-type="string" calcext:value-type="string">
            <text:p>yes</text:p>
            <draw:frame draw:z-index="41" draw:name="Picture 42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265" calcext:value-type="float">
            <text:p>265</text:p>
          </table:table-cell>
          <table:table-cell table:style-name="ce2" office:value-type="string" calcext:value-type="string">
            <text:p>Banco Fator S.A.</text:p>
          </table:table-cell>
          <table:table-cell table:style-name="ce1" office:value-type="string" calcext:value-type="string">
            <text:p><text:a xlink:href="http://www.fator.com.br/" xlink:type="simple">www.fator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224" calcext:value-type="float">
            <text:p>224</text:p>
          </table:table-cell>
          <table:table-cell table:style-name="ce3" office:value-type="string" calcext:value-type="string">
            <text:p>Banco Fibra S.A.</text:p>
          </table:table-cell>
          <table:table-cell table:style-name="ce7" office:value-type="string" calcext:value-type="string">
            <text:p><text:a xlink:href="http://www.bancofibra.com.br/" xlink:type="simple">www.bancofibra.com.br</text:a></text:p>
          </table:table-cell>
          <table:table-cell table:style-name="ce11" office:value-type="string" calcext:value-type="string">
            <text:p>yes</text:p>
            <draw:frame draw:z-index="42" draw:name="Picture 43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626" calcext:value-type="float">
            <text:p>626</text:p>
          </table:table-cell>
          <table:table-cell table:style-name="ce2" office:value-type="string" calcext:value-type="string">
            <text:p>Banco Ficsa S.A.</text:p>
          </table:table-cell>
          <table:table-cell table:style-name="ce1" office:value-type="string" calcext:value-type="string">
            <text:p><text:a xlink:href="http://www.ficsa.com.br/" xlink:type="simple">www.ficsa.com.br</text:a></text:p>
          </table:table-cell>
          <table:table-cell table:style-name="ce11" office:value-type="string" calcext:value-type="string">
            <text:p>yes</text:p>
            <draw:frame draw:z-index="43" draw:name="Picture 44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Fidis S.A.</text:p>
          </table:table-cell>
          <table:table-cell table:style-name="ce7" office:value-type="string" calcext:value-type="string">
            <text:p><text:a xlink:href="http://www.bancofidis.com.br/" xlink:type="simple">www.bancofidis.com.br</text:a></text:p>
          </table:table-cell>
          <table:table-cell table:style-name="ce11" office:value-type="string" calcext:value-type="string">
            <text:p>yes</text:p>
            <draw:frame draw:z-index="44" draw:name="Picture 45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2" office:value-type="string" calcext:value-type="string">
            <text:p>Banco Finaxis S.A.</text:p>
          </table:table-cell>
          <table:table-cell table:style-name="ce1" office:value-type="string" calcext:value-type="string">
            <text:p><text:a xlink:href="http://www.bancofinaxis.com.br/" xlink:type="simple">www.bancofinaxis.com.br</text:a></text:p>
          </table:table-cell>
          <table:table-cell table:style-name="ce11" office:value-type="string" calcext:value-type="string">
            <text:p>yes</text:p>
            <draw:frame draw:z-index="45" draw:name="Picture 46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Ford S.A.</text:p>
          </table:table-cell>
          <table:table-cell table:style-name="ce7" office:value-type="string" calcext:value-type="string">
            <text:p><text:a xlink:href="http://www.bancoford.com.br/" xlink:type="simple">www.bancoford.com.br</text:a></text:p>
          </table:table-cell>
          <table:table-cell table:style-name="ce11" office:value-type="string" calcext:value-type="string">
            <text:p>yes</text:p>
            <draw:frame draw:z-index="46" draw:name="Picture 47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GM S.A.</text:p>
          </table:table-cell>
          <table:table-cell table:style-name="ce1" office:value-type="string" calcext:value-type="string">
            <text:p><text:a xlink:href="http://www.chevroletsf.com.br/" xlink:type="simple">www.chevroletsf.com.br</text:a></text:p>
          </table:table-cell>
          <table:table-cell table:style-name="ce11" office:value-type="string" calcext:value-type="string">
            <text:p>yes</text:p>
            <draw:frame draw:z-index="47" draw:name="Picture 48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612" calcext:value-type="float">
            <text:p>612</text:p>
          </table:table-cell>
          <table:table-cell table:style-name="ce3" office:value-type="string" calcext:value-type="string">
            <text:p>Banco Guanabara S.A.</text:p>
          </table:table-cell>
          <table:table-cell table:style-name="ce7" office:value-type="string" calcext:value-type="string">
            <text:p><text:a xlink:href="http://www.bancoguanabara.com.br/" xlink:type="simple">www.bancoguanabara.com.br</text:a></text:p>
          </table:table-cell>
          <table:table-cell table:style-name="ce11" office:value-type="string" calcext:value-type="string">
            <text:p>yes</text:p>
            <draw:frame draw:z-index="48" draw:name="Picture 49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Honda S.A.</text:p>
          </table:table-cell>
          <table:table-cell table:style-name="ce1" office:value-type="string" calcext:value-type="string">
            <text:p><text:a xlink:href="http://www.bancohonda.com.br/" xlink:type="simple">www.bancohonda.com.br</text:a></text:p>
          </table:table-cell>
          <table:table-cell table:style-name="ce11" office:value-type="string" calcext:value-type="string">
            <text:p>yes</text:p>
            <draw:frame draw:z-index="49" draw:name="Picture 50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IBM S.A.</text:p>
          </table:table-cell>
          <table:table-cell table:style-name="ce7" office:value-type="string" calcext:value-type="string">
            <text:p><text:a xlink:href="http://www.ibm.com/financing/br" xlink:type="simple">www.ibm.com/financing/br</text:a></text:p>
          </table:table-cell>
          <table:table-cell table:style-name="ce11" office:value-type="string" calcext:value-type="string">
            <text:p>yes</text:p>
            <draw:frame draw:z-index="50" draw:name="Picture 51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Banco Inbursa S.A.</text:p>
          </table:table-cell>
          <table:table-cell table:style-name="ce1" office:value-type="string" calcext:value-type="string">
            <text:p><text:a xlink:href="http://www.bancoinbursa.com/" xlink:type="simple">www.bancoinbursa.com</text:a></text:p>
          </table:table-cell>
          <table:table-cell table:style-name="ce11" office:value-type="string" calcext:value-type="string">
            <text:p>yes</text:p>
            <draw:frame draw:z-index="51" draw:name="Picture 52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604" calcext:value-type="float">
            <text:p>604</text:p>
          </table:table-cell>
          <table:table-cell table:style-name="ce3" office:value-type="string" calcext:value-type="string">
            <text:p>Banco Industrial do Brasil S.A.</text:p>
          </table:table-cell>
          <table:table-cell table:style-name="ce7" office:value-type="string" calcext:value-type="string">
            <text:p><text:a xlink:href="http://www.bancoindustrial.com.br/" xlink:type="simple">www.bancoindustrial.com.br</text:a></text:p>
          </table:table-cell>
          <table:table-cell table:style-name="ce11" office:value-type="string" calcext:value-type="string">
            <text:p>yes</text:p>
            <draw:frame draw:z-index="52" draw:name="Picture 53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653" calcext:value-type="float">
            <text:p>653</text:p>
          </table:table-cell>
          <table:table-cell table:style-name="ce2" office:value-type="string" calcext:value-type="string">
            <text:p>Banco Indusval S.A.</text:p>
          </table:table-cell>
          <table:table-cell table:style-name="ce1" office:value-type="string" calcext:value-type="string">
            <text:p><text:a xlink:href="http://www.bip.b.br/" xlink:type="simple">www.bip.b.br</text:a></text:p>
          </table:table-cell>
          <table:table-cell table:style-name="ce11" office:value-type="string" calcext:value-type="string">
            <text:p>yes</text:p>
            <draw:frame draw:z-index="53" draw:name="Picture 54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Banco Inter S.A.</text:p>
          </table:table-cell>
          <table:table-cell table:style-name="ce7" office:value-type="string" calcext:value-type="string">
            <text:p><text:a xlink:href="http://www.bancointer.com.br/" xlink:type="simple">www.bancointer.com.br</text:a></text:p>
          </table:table-cell>
          <table:table-cell table:style-name="ce11" office:value-type="string" calcext:value-type="string">
            <text:p>yes</text:p>
            <draw:frame draw:z-index="54" draw:name="Picture 55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style-name="ce2" office:value-type="string" calcext:value-type="string">
            <text:p>Banco Investcred Unibanco S.A.</text:p>
          </table:table-cell>
          <table:table-cell table:style-name="ce9" office:value-type="string" calcext:value-type="string">
            <text:p>Não possui site</text:p>
          </table:table-cell>
          <table:table-cell table:style-name="ce11" office:value-type="string" calcext:value-type="string">
            <text:p>yes</text:p>
            <draw:frame draw:z-index="55" draw:name="Picture 56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table:style-name="ce3" office:value-type="string" calcext:value-type="string">
            <text:p>Banco Itaú BBA S.A.</text:p>
          </table:table-cell>
          <table:table-cell table:style-name="ce7" office:value-type="string" calcext:value-type="string">
            <text:p><text:a xlink:href="http://www.itaubba.com.br/" xlink:type="simple">www.itaubba.com.br</text:a></text:p>
          </table:table-cell>
          <table:table-cell table:style-name="ce11" office:value-type="string" calcext:value-type="string">
            <text:p>yes</text:p>
            <draw:frame draw:z-index="56" draw:name="Picture 57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office:value-type="string" calcext:value-type="string">
            <text:p>Banco Itaú Consignado S.A.</text:p>
          </table:table-cell>
          <table:table-cell table:style-name="ce1"/>
          <table:table-cell table:style-name="ce11" office:value-type="string" calcext:value-type="string">
            <text:p>yes</text:p>
            <draw:frame draw:z-index="57" draw:name="Picture 58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anco Itaú Veículos S.A.</text:p>
          </table:table-cell>
          <table:table-cell table:style-name="ce7" office:value-type="string" calcext:value-type="string">
            <text:p><text:a xlink:href="http://www.bancofiat.com.br/" xlink:type="simple">www.bancofiat.com.br</text:a></text:p>
          </table:table-cell>
          <table:table-cell table:style-name="ce11" office:value-type="string" calcext:value-type="string">
            <text:p>yes</text:p>
            <draw:frame draw:z-index="58" draw:name="Picture 59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2" office:value-type="string" calcext:value-type="string">
            <text:p>Banco ItauBank S.A</text:p>
          </table:table-cell>
          <table:table-cell table:style-name="ce1" office:value-type="string" calcext:value-type="string">
            <text:p><text:a xlink:href="http://www.itaubank.com.br/" xlink:type="simple">www.itaubank.com.br</text:a></text:p>
          </table:table-cell>
          <table:table-cell table:style-name="ce11" office:value-type="string" calcext:value-type="string">
            <text:p>yes</text:p>
            <draw:frame draw:z-index="59" draw:name="Picture 60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anco Itaucard S.A.</text:p>
          </table:table-cell>
          <table:table-cell table:style-name="ce7" office:value-type="string" calcext:value-type="string">
            <text:p><text:a xlink:href="http://www.itau.com.br/" xlink:type="simple">www.itau.com.br</text:a></text:p>
          </table:table-cell>
          <table:table-cell table:style-name="ce11" office:value-type="string" calcext:value-type="string">
            <text:p>yes</text:p>
            <draw:frame draw:z-index="60" draw:name="Picture 61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Itauleasing S.A.</text:p>
          </table:table-cell>
          <table:table-cell table:style-name="ce1" office:value-type="string" calcext:value-type="string">
            <text:p><text:a xlink:href="http://www.itau.com.br/" xlink:type="simple">www.itau.com.br</text:a></text:p>
          </table:table-cell>
          <table:table-cell table:style-name="ce11" office:value-type="string" calcext:value-type="string">
            <text:p>yes</text:p>
            <draw:frame draw:z-index="61" draw:name="Picture 62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376" calcext:value-type="float">
            <text:p>376</text:p>
          </table:table-cell>
          <table:table-cell table:style-name="ce3" office:value-type="string" calcext:value-type="string">
            <text:p>Banco J. P. Morgan S.A.</text:p>
          </table:table-cell>
          <table:table-cell table:style-name="ce7" office:value-type="string" calcext:value-type="string">
            <text:p><text:a xlink:href="http://www.jpmorgan.com/" xlink:type="simple">www.jpmorgan.com</text:a></text:p>
          </table:table-cell>
          <table:table-cell table:style-name="ce11" office:value-type="string" calcext:value-type="string">
            <text:p>yes</text:p>
            <draw:frame draw:z-index="62" draw:name="Picture 63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2" office:value-type="string" calcext:value-type="string">
            <text:p>Banco J. Safra S.A.</text:p>
          </table:table-cell>
          <table:table-cell table:style-name="ce1" office:value-type="string" calcext:value-type="string">
            <text:p><text:a xlink:href="http://www.safra.com.br/" xlink:type="simple">www.safra.com.br</text:a></text:p>
          </table:table-cell>
          <table:table-cell table:style-name="ce11" office:value-type="string" calcext:value-type="string">
            <text:p>yes</text:p>
            <draw:frame draw:z-index="63" draw:name="Picture 64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217" calcext:value-type="float">
            <text:p>217</text:p>
          </table:table-cell>
          <table:table-cell table:style-name="ce3" office:value-type="string" calcext:value-type="string">
            <text:p>Banco John Deere S.A.</text:p>
          </table:table-cell>
          <table:table-cell table:style-name="ce7" office:value-type="string" calcext:value-type="string">
            <text:p><text:a xlink:href="http://www.johndeere.com.br/" xlink:type="simple">www.johndeere.com.br</text:a></text:p>
          </table:table-cell>
          <table:table-cell table:style-name="ce11" office:value-type="string" calcext:value-type="string">
            <text:p>yes</text:p>
            <draw:frame draw:z-index="64" draw:name="Picture 65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2" office:value-type="string" calcext:value-type="string">
            <text:p>Banco KDB S.A.</text:p>
          </table:table-cell>
          <table:table-cell table:style-name="ce1" office:value-type="string" calcext:value-type="string">
            <text:p><text:a xlink:href="http://www.bancokdb.com.br/" xlink:type="simple">www.bancokdb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757" calcext:value-type="float">
            <text:p>757</text:p>
          </table:table-cell>
          <table:table-cell table:style-name="ce3" office:value-type="string" calcext:value-type="string">
            <text:p>Banco KEB HANA do Brasil S.A.</text:p>
          </table:table-cell>
          <table:table-cell table:style-name="ce7" office:value-type="string" calcext:value-type="string">
            <text:p><text:a xlink:href="http://www.bancokeb.com.br/" xlink:type="simple">www.bancokeb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Komatsu S.A.</text:p>
          </table:table-cell>
          <table:table-cell table:style-name="ce1" office:value-type="string" calcext:value-type="string">
            <text:p><text:a xlink:href="http://www.bancokomatsu.com.br/" xlink:type="simple">www.bancokomatsu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anco Losango S.A. - Banco Múltiplo</text:p>
          </table:table-cell>
          <table:table-cell table:style-name="ce7" office:value-type="string" calcext:value-type="string">
            <text:p><text:a xlink:href="http://www.losango.com.br/" xlink:type="simple">www.losango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2" office:value-type="string" calcext:value-type="string">
            <text:p>Banco Luso Brasileiro S.A.</text:p>
          </table:table-cell>
          <table:table-cell table:style-name="ce1" office:value-type="string" calcext:value-type="string">
            <text:p><text:a xlink:href="http://www.lusobrasileiro.com.br/" xlink:type="simple">www.lusobrasileiro.com.br</text:a></text:p>
          </table:table-cell>
          <table:table-cell table:style-name="ce11" office:value-type="string" calcext:value-type="string">
            <text:p>yes</text:p>
            <draw:frame draw:z-index="65" draw:name="Picture 66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243" calcext:value-type="float">
            <text:p>243</text:p>
          </table:table-cell>
          <table:table-cell table:style-name="ce3" office:value-type="string" calcext:value-type="string">
            <text:p>Banco Máxima S.A.</text:p>
          </table:table-cell>
          <table:table-cell table:style-name="ce7" office:value-type="string" calcext:value-type="string">
            <text:p><text:a xlink:href="http://www.bancomaxima.com.br/" xlink:type="simple">www.bancomaxima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2"/>
          <table:table-cell table:style-name="ce2" office:value-type="string" calcext:value-type="string">
            <text:p>Banco Mercantil de Investimentos S.A.</text:p>
          </table:table-cell>
          <table:table-cell table:style-name="ce1" office:value-type="string" calcext:value-type="string">
            <text:p><text:a xlink:href="http://www.mercantil.com.br/" xlink:type="simple">www.mercantil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389" calcext:value-type="float">
            <text:p>389</text:p>
          </table:table-cell>
          <table:table-cell table:style-name="ce3" office:value-type="string" calcext:value-type="string">
            <text:p>Banco Mercantil do Brasil S.A.</text:p>
          </table:table-cell>
          <table:table-cell table:style-name="ce7" office:value-type="string" calcext:value-type="string">
            <text:p><text:a xlink:href="http://www.mercantil.com.br/" xlink:type="simple">www.mercantil.com.br</text:a></text:p>
          </table:table-cell>
          <table:table-cell table:style-name="ce11" office:value-type="string" calcext:value-type="string">
            <text:p>yes</text:p>
            <draw:frame draw:z-index="66" draw:name="Picture 67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Mercedes-Benz do Brasil S.A.</text:p>
          </table:table-cell>
          <table:table-cell table:style-name="ce1" office:value-type="string" calcext:value-type="string">
            <text:p><text:a xlink:href="http://www.bancomercedesbenz.com.br/" xlink:type="simple">www.bancomercedesbenz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370" calcext:value-type="float">
            <text:p>370</text:p>
          </table:table-cell>
          <table:table-cell table:style-name="ce3" office:value-type="string" calcext:value-type="string">
            <text:p>Banco Mizuho do Brasil S.A.</text:p>
          </table:table-cell>
          <table:table-cell table:style-name="ce7" office:value-type="string" calcext:value-type="string">
            <text:p><text:a xlink:href="http://www.mizuhobank.com/brazil/pt/" xlink:type="simple">www.mizuhobank.com/brazil/pt/</text:a></text:p>
          </table:table-cell>
          <table:table-cell table:style-name="ce11" office:value-type="string" calcext:value-type="string">
            <text:p>yes</text:p>
            <draw:frame draw:z-index="67" draw:name="Picture 68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746" calcext:value-type="float">
            <text:p>746</text:p>
          </table:table-cell>
          <table:table-cell table:style-name="ce2" office:value-type="string" calcext:value-type="string">
            <text:p>Banco Modal S.A.</text:p>
          </table:table-cell>
          <table:table-cell table:style-name="ce1" office:value-type="string" calcext:value-type="string">
            <text:p><text:a xlink:href="http://www.bancomodal.com.br/" xlink:type="simple">www.bancomodal.com.br</text:a></text:p>
          </table:table-cell>
          <table:table-cell table:style-name="ce11" office:value-type="string" calcext:value-type="string">
            <text:p>yes</text:p>
            <draw:frame draw:z-index="68" draw:name="Picture 69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Moneo S.A.</text:p>
          </table:table-cell>
          <table:table-cell table:style-name="ce7" office:value-type="string" calcext:value-type="string">
            <text:p><text:a xlink:href="http://www.bancomoneo.com.br/" xlink:type="simple">www.bancomoneo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2" office:value-type="string" calcext:value-type="string">
            <text:p>Banco Morgan Stanley S.A.</text:p>
          </table:table-cell>
          <table:table-cell table:style-name="ce1" office:value-type="string" calcext:value-type="string">
            <text:p><text:a xlink:href="http://www.morganstanley.com.br/" xlink:type="simple">www.morganstanley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456" calcext:value-type="float">
            <text:p>456</text:p>
          </table:table-cell>
          <table:table-cell table:style-name="ce3" office:value-type="string" calcext:value-type="string">
            <text:p>Banco MUFG Brasil S.A.</text:p>
          </table:table-cell>
          <table:table-cell table:style-name="ce7" office:value-type="string" calcext:value-type="string">
            <text:p><text:a xlink:href="http://www.br.bk.mufg.jp/" xlink:type="simple">www.br.bk.mufg.jp</text:a></text:p>
          </table:table-cell>
          <table:table-cell table:style-name="ce11" office:value-type="string" calcext:value-type="string">
            <text:p>yes</text:p>
            <draw:frame draw:z-index="69" draw:name="Picture 70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Banco Nacional de Desenvolvimento Econômico e Social - BNDES</text:p>
          </table:table-cell>
          <table:table-cell table:style-name="ce1" office:value-type="string" calcext:value-type="string">
            <text:p><text:a xlink:href="http://www.bndes.gov.br/" xlink:type="simple">www.bndes.gov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169" calcext:value-type="float">
            <text:p>169</text:p>
          </table:table-cell>
          <table:table-cell table:style-name="ce3" office:value-type="string" calcext:value-type="string">
            <text:p>Banco Olé Bonsucesso Consignado S.A.</text:p>
          </table:table-cell>
          <table:table-cell table:style-name="ce7" office:value-type="string" calcext:value-type="string">
            <text:p><text:a xlink:href="http://www.oleconsignado.com.br/" xlink:type="simple">www.oleconsignado.com.br</text:a></text:p>
          </table:table-cell>
          <table:table-cell table:style-name="ce11" office:value-type="string" calcext:value-type="string">
            <text:p>yes</text:p>
            <draw:frame draw:z-index="70" draw:name="Picture 71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2" office:value-type="string" calcext:value-type="string">
            <text:p>Banco Original do Agronegócio S.A.</text:p>
          </table:table-cell>
          <table:table-cell table:style-name="ce1" office:value-type="string" calcext:value-type="string">
            <text:p><text:a xlink:href="http://www.original.com.br/" xlink:type="simple">www.original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3" office:value-type="string" calcext:value-type="string">
            <text:p>Banco Original S.A.</text:p>
          </table:table-cell>
          <table:table-cell table:style-name="ce7" office:value-type="string" calcext:value-type="string">
            <text:p><text:a xlink:href="http://www.original.com.br/" xlink:type="simple">www.original.com.br</text:a></text:p>
          </table:table-cell>
          <table:table-cell table:style-name="ce11" office:value-type="string" calcext:value-type="string">
            <text:p>yes</text:p>
            <draw:frame draw:z-index="71" draw:name="Picture 72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712" calcext:value-type="float">
            <text:p>712</text:p>
          </table:table-cell>
          <table:table-cell table:style-name="ce2" office:value-type="string" calcext:value-type="string">
            <text:p>Banco Ourinvest S.A.</text:p>
          </table:table-cell>
          <table:table-cell table:style-name="ce1" office:value-type="string" calcext:value-type="string">
            <text:p><text:a xlink:href="http://www.ourinvest.com.br/" xlink:type="simple">www.ourinvest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623" calcext:value-type="float">
            <text:p>623</text:p>
          </table:table-cell>
          <table:table-cell table:style-name="ce3" office:value-type="string" calcext:value-type="string">
            <text:p>Banco PAN S.A.</text:p>
          </table:table-cell>
          <table:table-cell table:style-name="ce7" office:value-type="string" calcext:value-type="string">
            <text:p><text:a xlink:href="http://www.bancopan.com.br/" xlink:type="simple">www.bancopan.com.br</text:a></text:p>
          </table:table-cell>
          <table:table-cell table:style-name="ce11" office:value-type="string" calcext:value-type="string">
            <text:p>yes</text:p>
            <draw:frame draw:z-index="72" draw:name="Picture 73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2" office:value-type="string" calcext:value-type="string">
            <text:p>Banco Paulista S.A.</text:p>
          </table:table-cell>
          <table:table-cell table:style-name="ce1" office:value-type="string" calcext:value-type="string">
            <text:p><text:a xlink:href="http://www.bancopaulista.com.br/" xlink:type="simple">www.bancopaulista.com.br</text:a></text:p>
          </table:table-cell>
          <table:table-cell table:style-name="ce11" office:value-type="string" calcext:value-type="string">
            <text:p>yes</text:p>
            <draw:frame draw:z-index="73" draw:name="Picture 74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643" calcext:value-type="float">
            <text:p>643</text:p>
          </table:table-cell>
          <table:table-cell table:style-name="ce3" office:value-type="string" calcext:value-type="string">
            <text:p>Banco Pine S.A.</text:p>
          </table:table-cell>
          <table:table-cell table:style-name="ce7" office:value-type="string" calcext:value-type="string">
            <text:p><text:a xlink:href="http://www.pine.com/" xlink:type="simple">www.pine.com</text:a></text:p>
          </table:table-cell>
          <table:table-cell table:style-name="ce11" office:value-type="string" calcext:value-type="string">
            <text:p>yes</text:p>
            <draw:frame draw:z-index="74" draw:name="Picture 75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658" calcext:value-type="float">
            <text:p>658</text:p>
          </table:table-cell>
          <table:table-cell table:style-name="ce2" office:value-type="string" calcext:value-type="string">
            <text:p>Banco Porto Real de Investimentos S.A.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anco PSA Finance Brasil S.A.</text:p>
          </table:table-cell>
          <table:table-cell table:style-name="ce7" office:value-type="string" calcext:value-type="string">
            <text:p><text:a xlink:href="http://www.bancopsa.com.br/" xlink:type="simple">www.bancopsa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747" calcext:value-type="float">
            <text:p>747</text:p>
          </table:table-cell>
          <table:table-cell table:style-name="ce2" office:value-type="string" calcext:value-type="string">
            <text:p>Banco Rabobank International Brasil S.A.</text:p>
          </table:table-cell>
          <table:table-cell table:style-name="ce1" office:value-type="string" calcext:value-type="string">
            <text:p><text:a xlink:href="http://www.rabobank.com.br/" xlink:type="simple">www.rabobank.com.br</text:a></text:p>
          </table:table-cell>
          <table:table-cell table:style-name="ce11" office:value-type="string" calcext:value-type="string">
            <text:p>yes</text:p>
            <draw:frame draw:z-index="75" draw:name="Picture 76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anco Randon S.A.</text:p>
          </table:table-cell>
          <table:table-cell table:style-name="ce7" office:value-type="string" calcext:value-type="string">
            <text:p><text:a xlink:href="http://www.bancorandon.com/" xlink:type="simple">www.bancorandon.com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RCI Brasil S.A.</text:p>
          </table:table-cell>
          <table:table-cell table:style-name="ce1" office:value-type="string" calcext:value-type="string">
            <text:p><text:a xlink:href="http://www.bancorenault.com.br/" xlink:type="simple">www.bancorenault.com.br</text:a></text:p>
          </table:table-cell>
          <table:table-cell table:style-name="ce11" office:value-type="string" calcext:value-type="string">
            <text:p>yes</text:p>
            <draw:frame draw:z-index="76" draw:name="Picture 77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633" calcext:value-type="float">
            <text:p>633</text:p>
          </table:table-cell>
          <table:table-cell table:style-name="ce3" office:value-type="string" calcext:value-type="string">
            <text:p>Banco Rendimento S.A.</text:p>
          </table:table-cell>
          <table:table-cell table:style-name="ce7" office:value-type="string" calcext:value-type="string">
            <text:p><text:a xlink:href="http://www.rendimento.com.br/" xlink:type="simple">www.rendimento.com.br</text:a></text:p>
          </table:table-cell>
          <table:table-cell table:style-name="ce11" office:value-type="string" calcext:value-type="string">
            <text:p>yes</text:p>
            <draw:frame draw:z-index="77" draw:name="Picture 78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741" calcext:value-type="float">
            <text:p>741</text:p>
          </table:table-cell>
          <table:table-cell table:style-name="ce2" office:value-type="string" calcext:value-type="string">
            <text:p>Banco Ribeirão Preto S.A.</text:p>
          </table:table-cell>
          <table:table-cell table:style-name="ce1" office:value-type="string" calcext:value-type="string">
            <text:p><text:a xlink:href="http://www.brp.com.br/" xlink:type="simple">www.brp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720" calcext:value-type="float">
            <text:p>720</text:p>
          </table:table-cell>
          <table:table-cell table:style-name="ce3" office:value-type="string" calcext:value-type="string">
            <text:p>BANCO RNX S.A</text:p>
          </table:table-cell>
          <table:table-cell table:style-name="ce7" office:value-type="string" calcext:value-type="string">
            <text:p><text:a xlink:href="http://www.bancomaxinvest.com.br/" xlink:type="simple">www.bancomaxinvest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2" office:value-type="string" calcext:value-type="string">
            <text:p>Banco Rodobens S.A.</text:p>
          </table:table-cell>
          <table:table-cell table:style-name="ce1" office:value-type="string" calcext:value-type="string">
            <text:p><text:a xlink:href="http://www.rodobens.com.br/" xlink:type="simple">www.rodobens.com.br</text:a></text:p>
          </table:table-cell>
          <table:table-cell table:style-name="ce11" office:value-type="string" calcext:value-type="string">
            <text:p>yes</text:p>
            <draw:frame draw:z-index="78" draw:name="Picture 79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422" calcext:value-type="float">
            <text:p>422</text:p>
          </table:table-cell>
          <table:table-cell table:style-name="ce3" office:value-type="string" calcext:value-type="string">
            <text:p>Banco Safra S.A.</text:p>
          </table:table-cell>
          <table:table-cell table:style-name="ce7" office:value-type="string" calcext:value-type="string">
            <text:p><text:a xlink:href="http://www.safra.com.br/" xlink:type="simple">www.safra.com.br</text:a></text:p>
          </table:table-cell>
          <table:table-cell table:style-name="ce11" office:value-type="string" calcext:value-type="string">
            <text:p>yes</text:p>
            <draw:frame draw:z-index="79" draw:name="Picture 80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 office:value-type="string" calcext:value-type="string">
            <text:p>Banco Santander (Brasil) S.A.</text:p>
          </table:table-cell>
          <table:table-cell table:style-name="ce1" office:value-type="string" calcext:value-type="string">
            <text:p><text:a xlink:href="http://www.santander.com.br/" xlink:type="simple">www.santander.com.br</text:a></text:p>
          </table:table-cell>
          <table:table-cell table:style-name="ce11" office:value-type="string" calcext:value-type="string">
            <text:p>yes</text:p>
            <draw:frame draw:z-index="80" draw:name="Picture 81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743" calcext:value-type="float">
            <text:p>743</text:p>
          </table:table-cell>
          <table:table-cell table:style-name="ce3" office:value-type="string" calcext:value-type="string">
            <text:p>Banco Semear S.A.</text:p>
          </table:table-cell>
          <table:table-cell table:style-name="ce7" office:value-type="string" calcext:value-type="string">
            <text:p><text:a xlink:href="http://www.bancosemear.com.br/" xlink:type="simple">www.bancosemear.com.br</text:a></text:p>
          </table:table-cell>
          <table:table-cell table:style-name="ce11" office:value-type="string" calcext:value-type="string">
            <text:p>yes</text:p>
            <draw:frame draw:z-index="81" draw:name="Picture 82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754" calcext:value-type="float">
            <text:p>754</text:p>
          </table:table-cell>
          <table:table-cell table:style-name="ce2" office:value-type="string" calcext:value-type="string">
            <text:p>Banco Sistema S.A.</text:p>
          </table:table-cell>
          <table:table-cell table:style-name="ce1" office:value-type="string" calcext:value-type="string">
            <text:p><text:a xlink:href="http://www.btgpactual.com/" xlink:type="simple">www.btgpactual.com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630" calcext:value-type="float">
            <text:p>630</text:p>
          </table:table-cell>
          <table:table-cell table:style-name="ce3" office:value-type="string" calcext:value-type="string">
            <text:p>Banco Smartbank S.A.</text:p>
          </table:table-cell>
          <table:table-cell table:style-name="ce7"/>
          <table:table-cell table:style-name="ce11" office:value-type="string" calcext:value-type="string">
            <text:p>yes</text:p>
            <draw:frame draw:z-index="82" draw:name="Picture 83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366" calcext:value-type="float">
            <text:p>366</text:p>
          </table:table-cell>
          <table:table-cell table:style-name="ce2" office:value-type="string" calcext:value-type="string">
            <text:p>Banco Société Générale Brasil S.A.</text:p>
          </table:table-cell>
          <table:table-cell table:style-name="ce1" office:value-type="string" calcext:value-type="string">
            <text:p><text:a xlink:href="http://www.sgbrasil.com.br/" xlink:type="simple">www.sgbrasil.com.br</text:a></text:p>
          </table:table-cell>
          <table:table-cell table:style-name="ce11" office:value-type="string" calcext:value-type="string">
            <text:p>yes</text:p>
            <draw:frame draw:z-index="83" draw:name="Picture 84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637" calcext:value-type="float">
            <text:p>637</text:p>
          </table:table-cell>
          <table:table-cell table:style-name="ce3" office:value-type="string" calcext:value-type="string">
            <text:p>Banco Sofisa S.A.</text:p>
          </table:table-cell>
          <table:table-cell table:style-name="ce7" office:value-type="string" calcext:value-type="string">
            <text:p><text:a xlink:href="http://www.sofisa.com.br/" xlink:type="simple">www.sofisa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464" calcext:value-type="float">
            <text:p>464</text:p>
          </table:table-cell>
          <table:table-cell table:style-name="ce2" office:value-type="string" calcext:value-type="string">
            <text:p>Banco Sumitomo Mitsui Brasileiro S.A.</text:p>
          </table:table-cell>
          <table:table-cell table:style-name="ce1" office:value-type="string" calcext:value-type="string">
            <text:p><text:a xlink:href="http://www.smbcgroup.com.br/" xlink:type="simple">www.smbcgroup.com.br</text:a></text:p>
          </table:table-cell>
          <table:table-cell table:style-name="ce11" office:value-type="string" calcext:value-type="string">
            <text:p>yes</text:p>
            <draw:frame draw:z-index="84" draw:name="Picture 85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Banco Topázio S.A.</text:p>
          </table:table-cell>
          <table:table-cell table:style-name="ce7" office:value-type="string" calcext:value-type="string">
            <text:p><text:a xlink:href="http://www.bancotopazio.com.br/" xlink:type="simple">www.bancotopazio.com.br</text:a></text:p>
          </table:table-cell>
          <table:table-cell table:style-name="ce11" office:value-type="string" calcext:value-type="string">
            <text:p>yes</text:p>
            <draw:frame draw:z-index="85" draw:name="Picture 86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Toyota do Brasil S.A.</text:p>
          </table:table-cell>
          <table:table-cell table:style-name="ce1" office:value-type="string" calcext:value-type="string">
            <text:p><text:a xlink:href="http://www.bancotoyota.com.br/" xlink:type="simple">www.bancotoyota.com.br</text:a></text:p>
          </table:table-cell>
          <table:table-cell table:style-name="ce11" office:value-type="string" calcext:value-type="string">
            <text:p>yes</text:p>
            <draw:frame draw:z-index="86" draw:name="Picture 87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634" calcext:value-type="float">
            <text:p>634</text:p>
          </table:table-cell>
          <table:table-cell table:style-name="ce3" office:value-type="string" calcext:value-type="string">
            <text:p>Banco Triângulo S.A.</text:p>
          </table:table-cell>
          <table:table-cell table:style-name="ce7" office:value-type="string" calcext:value-type="string">
            <text:p><text:a xlink:href="http://www.tribanco.com.br/" xlink:type="simple">www.tribanco.com.br</text:a></text:p>
          </table:table-cell>
          <table:table-cell table:style-name="ce11" office:value-type="string" calcext:value-type="string">
            <text:p>yes</text:p>
            <draw:frame draw:z-index="87" draw:name="Picture 88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2" office:value-type="string" calcext:value-type="string">
            <text:p>Banco Tricury S.A.</text:p>
          </table:table-cell>
          <table:table-cell table:style-name="ce1" office:value-type="string" calcext:value-type="string">
            <text:p><text:a xlink:href="http://www.bancotricury.com.br/" xlink:type="simple">www.bancotricury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Vipal S.A.</text:p>
          </table:table-cell>
          <table:table-cell table:style-name="ce7" office:value-type="string" calcext:value-type="string">
            <text:p><text:a xlink:href="http://www.bancovipal.com.br/" xlink:type="simple">www.bancovipal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Volkswagen S.A.</text:p>
          </table:table-cell>
          <table:table-cell table:style-name="ce1" office:value-type="string" calcext:value-type="string">
            <text:p><text:a xlink:href="http://www.bancovw.com.br/" xlink:type="simple">www.bancovw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anco Volvo Brasil S.A.</text:p>
          </table:table-cell>
          <table:table-cell table:style-name="ce8" office:value-type="string" calcext:value-type="string">
            <text:p>Não possui site</text:p>
          </table:table-cell>
          <table:table-cell table:style-name="ce11" office:value-type="string" calcext:value-type="string">
            <text:p>yes</text:p>
            <draw:frame draw:z-index="88" draw:name="Picture 89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655" calcext:value-type="float">
            <text:p>655</text:p>
          </table:table-cell>
          <table:table-cell table:style-name="ce2" office:value-type="string" calcext:value-type="string">
            <text:p>Banco Votorantim S.A.</text:p>
          </table:table-cell>
          <table:table-cell table:style-name="ce1" office:value-type="string" calcext:value-type="string">
            <text:p><text:a xlink:href="http://www.bancovotorantim.com.br/" xlink:type="simple">www.bancovotorantim.com.br</text:a></text:p>
          </table:table-cell>
          <table:table-cell table:style-name="ce11" office:value-type="string" calcext:value-type="string">
            <text:p>yes</text:p>
            <draw:frame draw:z-index="89" draw:name="Picture 90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610" calcext:value-type="float">
            <text:p>610</text:p>
          </table:table-cell>
          <table:table-cell table:style-name="ce3" office:value-type="string" calcext:value-type="string">
            <text:p>Banco VR S.A.</text:p>
          </table:table-cell>
          <table:table-cell table:style-name="ce7" office:value-type="string" calcext:value-type="string">
            <text:p><text:a xlink:href="http://www.vrinvestimentos.com.br/" xlink:type="simple">www.vrinvestimentos.com.br</text:a></text:p>
          </table:table-cell>
          <table:table-cell table:style-name="ce11" office:value-type="string" calcext:value-type="string">
            <text:p>yes</text:p>
            <draw:frame draw:z-index="90" draw:name="Picture 91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" office:value-type="string" calcext:value-type="string">
            <text:p>Banco Western Union do Brasil S.A.</text:p>
          </table:table-cell>
          <table:table-cell table:style-name="ce1" office:value-type="string" calcext:value-type="string">
            <text:p><text:a xlink:href="http://www.bancowesternunion.com.br/" xlink:type="simple">www.bancowesternunion.com.br</text:a></text:p>
          </table:table-cell>
          <table:table-cell table:style-name="ce11" office:value-type="string" calcext:value-type="string">
            <text:p>yes</text:p>
            <draw:frame draw:z-index="91" draw:name="Picture 92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3" office:value-type="string" calcext:value-type="string">
            <text:p>Banco Woori Bank do Brasil S.A.</text:p>
          </table:table-cell>
          <table:table-cell table:style-name="ce7" office:value-type="string" calcext:value-type="string">
            <text:p><text:a xlink:href="http://www.wooribank.com.br/" xlink:type="simple">www.wooribank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2" office:value-type="string" calcext:value-type="string">
            <text:p>Banco XP S.A.</text:p>
          </table:table-cell>
          <table:table-cell table:style-name="ce1"/>
          <table:table-cell table:style-name="ce11" office:value-type="string" calcext:value-type="string">
            <text:p>yes</text:p>
            <draw:frame draw:z-index="92" draw:name="Picture 93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anco Yamaha Motor do Brasil S.A.</text:p>
          </table:table-cell>
          <table:table-cell table:style-name="ce7" office:value-type="string" calcext:value-type="string">
            <text:p><text:a xlink:href="http://www.yamaha-motor.com.br/" xlink:type="simple">www.yamaha-motor.com.br</text:a></text:p>
          </table:table-cell>
          <table:table-cell table:style-name="ce11" office:value-type="string" calcext:value-type="string">
            <text:p>yes</text:p>
            <draw:frame draw:z-index="93" draw:name="Picture 94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2" office:value-type="string" calcext:value-type="string">
            <text:p>BancoSeguro S.A.</text:p>
          </table:table-cell>
          <table:table-cell table:style-name="ce1" office:value-type="string" calcext:value-type="string">
            <text:p><text:a xlink:href="http://www.rendimento.com.br/" xlink:type="simple">www.rendimento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BANESTES S.A. Banco do Estado do Espírito Santo</text:p>
          </table:table-cell>
          <table:table-cell table:style-name="ce7" office:value-type="string" calcext:value-type="string">
            <text:p><text:a xlink:href="http://www.banestes.com.br/" xlink:type="simple">www.banestes.com.br</text:a></text:p>
          </table:table-cell>
          <table:table-cell table:style-name="ce11" office:value-type="string" calcext:value-type="string">
            <text:p>yes</text:p>
            <draw:frame draw:z-index="94" draw:name="Picture 95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4" office:value-type="float" office:value="755" calcext:value-type="float">
            <text:p>755</text:p>
          </table:table-cell>
          <table:table-cell table:style-name="ce2" office:value-type="string" calcext:value-type="string">
            <text:p>Bank of America Merrill Lynch Banco Múltiplo S.A.</text:p>
          </table:table-cell>
          <table:table-cell table:style-name="ce1" office:value-type="string" calcext:value-type="string">
            <text:p><text:a xlink:href="http://www.ml.com/" xlink:type="simple">www.ml.com</text:a></text:p>
          </table:table-cell>
          <table:table-cell table:style-name="ce11" office:value-type="string" calcext:value-type="string">
            <text:p>yes</text:p>
            <draw:frame draw:z-index="95" draw:name="Picture 96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B Banco de Investimento S.A.</text:p>
          </table:table-cell>
          <table:table-cell table:style-name="ce7" office:value-type="string" calcext:value-type="string">
            <text:p><text:a xlink:href="http://www.bb.com.br/" xlink:type="simple">www.bb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250" calcext:value-type="float">
            <text:p>250</text:p>
          </table:table-cell>
          <table:table-cell table:style-name="ce2" office:value-type="string" calcext:value-type="string">
            <text:p>BCV - Banco de Crédito e Varejo S.A.</text:p>
          </table:table-cell>
          <table:table-cell table:style-name="ce1" office:value-type="string" calcext:value-type="string">
            <text:p><text:a xlink:href="http://www.bancobcv.com.br/" xlink:type="simple">www.bancobcv.com.br</text:a></text:p>
          </table:table-cell>
          <table:table-cell table:style-name="ce11" office:value-type="string" calcext:value-type="string">
            <text:p>yes</text:p>
            <draw:frame draw:z-index="96" draw:name="Picture 97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3" office:value-type="string" calcext:value-type="string">
            <text:p>BEXS Banco de Câmbio S.A.</text:p>
          </table:table-cell>
          <table:table-cell table:style-name="ce7" office:value-type="string" calcext:value-type="string">
            <text:p><text:a xlink:href="http://www.bexs.com.br/" xlink:type="simple">www.bexs.com.br</text:a></text:p>
          </table:table-cell>
          <table:table-cell table:style-name="ce11" office:value-type="string" calcext:value-type="string">
            <text:p>yes</text:p>
            <draw:frame draw:z-index="97" draw:name="Picture 98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BMW Financeira S.A. - Crédito, Financiamento e Investimento</text:p>
          </table:table-cell>
          <table:table-cell table:style-name="ce1" office:value-type="string" calcext:value-type="string">
            <text:p><text:a xlink:href="http://www.bmwfs.com.br/" xlink:type="simple">www.bmwfs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BNY Mellon Banco S.A.</text:p>
          </table:table-cell>
          <table:table-cell table:style-name="ce7" office:value-type="string" calcext:value-type="string">
            <text:p><text:a xlink:href="http://www.bnymellon.com.br/" xlink:type="simple">www.bnymellon.com.br</text:a></text:p>
          </table:table-cell>
          <table:table-cell table:style-name="ce11" office:value-type="string" calcext:value-type="string">
            <text:p>yes</text:p>
            <draw:frame draw:z-index="98" draw:name="Picture 99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" office:value-type="string" calcext:value-type="string">
            <text:p>BR Partners Banco de Investimento S.A.</text:p>
          </table:table-cell>
          <table:table-cell table:style-name="ce1" office:value-type="string" calcext:value-type="string">
            <text:p><text:a xlink:href="http://www.brap.com.br/" xlink:type="simple">www.brap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BRB - Banco de Brasília S.A.</text:p>
          </table:table-cell>
          <table:table-cell table:style-name="ce7" office:value-type="string" calcext:value-type="string">
            <text:p><text:a xlink:href="http://www.brb.com.br/" xlink:type="simple">www.brb.com.br</text:a></text:p>
          </table:table-cell>
          <table:table-cell table:style-name="ce11" office:value-type="string" calcext:value-type="string">
            <text:p>yes</text:p>
            <draw:frame draw:z-index="99" draw:name="Picture 100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4" office:value-type="float" office:value="92" calcext:value-type="float">
            <text:p>92</text:p>
          </table:table-cell>
          <table:table-cell table:style-name="ce2" office:value-type="string" calcext:value-type="string">
            <text:p>Brickell S.A. Crédito, Financiamento e Investimento</text:p>
          </table:table-cell>
          <table:table-cell table:style-name="ce1" office:value-type="string" calcext:value-type="string">
            <text:p><text:a xlink:href="http://www.brickellcfi.com.br/" xlink:type="simple">www.brickellcfi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RK S.A. Crédito, Financiamento e Investimento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BV Financeira S.A. - Crédito, Financiamento e Investimento</text:p>
          </table:table-cell>
          <table:table-cell table:style-name="ce1" office:value-type="string" calcext:value-type="string">
            <text:p><text:a xlink:href="http://www.bvfinanceira.com.br/" xlink:type="simple">www.bvfinanceira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3" office:value-type="string" calcext:value-type="string">
            <text:p>Caixa Econômica Federal</text:p>
          </table:table-cell>
          <table:table-cell table:style-name="ce7" office:value-type="string" calcext:value-type="string">
            <text:p><text:a xlink:href="http://www.caixa.gov.br/" xlink:type="simple">www.caixa.gov.br</text:a></text:p>
          </table:table-cell>
          <table:table-cell table:style-name="ce11" office:value-type="string" calcext:value-type="string">
            <text:p>yes</text:p>
            <draw:frame draw:z-index="100" draw:name="Picture 101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3">
          <table:table-cell table:style-name="ce2"/>
          <table:table-cell table:style-name="ce2" office:value-type="string" calcext:value-type="string">
            <text:p>Caruana S.A. - Sociedade de Crédito, Financiamento e Investimento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CCB Brasil S.A. - Crédito, Financiamentos e Investimentos</text:p>
          </table:table-cell>
          <table:table-cell table:style-name="ce7" office:value-type="string" calcext:value-type="string">
            <text:p><text:a xlink:href="http://www.sulfinanceira.com.br/" xlink:type="simple">www.sulfinanceira.com.br</text:a></text:p>
          </table:table-cell>
          <table:table-cell table:style-name="ce12"/>
          <table:table-cell table:number-columns-repeated="60"/>
        </table:table-row>
        <table:table-row table:style-name="ro6">
          <table:table-cell table:style-name="ce2"/>
          <table:table-cell table:style-name="ce2" office:value-type="string" calcext:value-type="string">
            <text:p>Central das Cooperativas de Crédito do Estado de São Paulo - SICOOB CENTRAL CECRESP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6">
          <table:table-cell table:style-name="ce5" office:value-type="string" calcext:value-type="string">
            <text:p>114-7</text:p>
          </table:table-cell>
          <table:table-cell table:style-name="ce3" office:value-type="string" calcext:value-type="string">
            <text:p>Central das Cooperativas de Economia e Crédito Mútuo do Estado do Espírito Santo Ltda.</text:p>
          </table:table-cell>
          <table:table-cell table:style-name="ce7" office:value-type="string" calcext:value-type="string">
            <text:p><text:a xlink:href="http://www.cecoop.com.br/" xlink:type="simple">www.cecoop.com.br</text:a></text:p>
          </table:table-cell>
          <table:table-cell table:style-name="ce12"/>
          <table:table-cell table:number-columns-repeated="60"/>
        </table:table-row>
        <table:table-row table:style-name="ro5">
          <table:table-cell table:style-name="ce4" office:value-type="float" office:value="320" calcext:value-type="float">
            <text:p>320</text:p>
          </table:table-cell>
          <table:table-cell table:style-name="ce2" office:value-type="string" calcext:value-type="string">
            <text:p>China Construction Bank (Brasil) Banco Múltiplo S.A.</text:p>
          </table:table-cell>
          <table:table-cell table:style-name="ce1" office:value-type="string" calcext:value-type="string">
            <text:p><text:a xlink:href="http://www.br.ccb.com/" xlink:type="simple">www.br.ccb.com</text:a></text:p>
          </table:table-cell>
          <table:table-cell table:style-name="ce11" office:value-type="string" calcext:value-type="string">
            <text:p>yes</text:p>
            <draw:frame draw:z-index="101" draw:name="Picture 102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477" calcext:value-type="float">
            <text:p>477</text:p>
          </table:table-cell>
          <table:table-cell table:style-name="ce3" office:value-type="string" calcext:value-type="string">
            <text:p>Citibank N.A.</text:p>
          </table:table-cell>
          <table:table-cell table:style-name="ce7" office:value-type="string" calcext:value-type="string">
            <text:p><text:a xlink:href="http://www.citibank.com/" xlink:type="simple">www.citibank.com</text:a></text:p>
          </table:table-cell>
          <table:table-cell table:style-name="ce11" office:value-type="string" calcext:value-type="string">
            <text:p>yes</text:p>
            <draw:frame draw:z-index="102" draw:name="Picture 103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" office:value-type="string" calcext:value-type="string">
            <text:p>Commerzbank Brasil S.A. - Banco Múltiplo</text:p>
          </table:table-cell>
          <table:table-cell table:style-name="ce1" office:value-type="string" calcext:value-type="string">
            <text:p><text:a xlink:href="http://www.commerzbank.com.br/" xlink:type="simple">www.commerzbank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Cooperativa Central de Crédito - AILOS</text:p>
          </table:table-cell>
          <table:table-cell table:style-name="ce7" office:value-type="string" calcext:value-type="string">
            <text:p><text:a xlink:href="http://www.ailos.coop.br/" xlink:type="simple">www.ailos.coop.br</text:a></text:p>
          </table:table-cell>
          <table:table-cell table:style-name="ce12"/>
          <table:table-cell table:number-columns-repeated="60"/>
        </table:table-row>
        <table:table-row table:style-name="ro5">
          <table:table-cell table:style-name="ce4" office:value-type="float" office:value="97" calcext:value-type="float">
            <text:p>97</text:p>
          </table:table-cell>
          <table:table-cell table:style-name="ce2" office:value-type="string" calcext:value-type="string">
            <text:p>Cooperativa Central de Crédito Noroeste Brasileiro Ltda.</text:p>
          </table:table-cell>
          <table:table-cell table:style-name="ce1" office:value-type="string" calcext:value-type="string">
            <text:p><text:a xlink:href="http://www.credisis.com.br/" xlink:type="simple">www.credisis.com.br</text:a>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5" office:value-type="string" calcext:value-type="string">
            <text:p>090-2</text:p>
          </table:table-cell>
          <table:table-cell table:style-name="ce3" office:value-type="string" calcext:value-type="string">
            <text:p>Cooperativa Central de Economia e Crédito Mutuo - SICOOB UNIMAIS</text:p>
          </table:table-cell>
          <table:table-cell table:style-name="ce7" office:value-type="string" calcext:value-type="string">
            <text:p><text:a xlink:href="http://www.sicoobunimais.com/" xlink:type="simple">www.sicoobunimais.com/</text:a></text:p>
          </table:table-cell>
          <table:table-cell table:style-name="ce12"/>
          <table:table-cell table:number-columns-repeated="60"/>
        </table:table-row>
        <table:table-row table:style-name="ro6">
          <table:table-cell table:style-name="ce4" office:value-type="string" calcext:value-type="string">
            <text:p>087-6</text:p>
          </table:table-cell>
          <table:table-cell table:style-name="ce2" office:value-type="string" calcext:value-type="string">
            <text:p>Cooperativa Central de Economia e Crédito Mútuo das Unicreds de Santa Catarina e Paraná</text:p>
          </table:table-cell>
          <table:table-cell table:style-name="ce1" office:value-type="string" calcext:value-type="string">
            <text:p><text:a xlink:href="http://www.unicred.com.br/centralscpr/" xlink:type="simple">www.unicred.com.br/centralscpr/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string" calcext:value-type="string">
            <text:p>089-2</text:p>
          </table:table-cell>
          <table:table-cell table:style-name="ce3" office:value-type="string" calcext:value-type="string">
            <text:p>Cooperativa de Crédito Rural da Região da Mogiana</text:p>
          </table:table-cell>
          <table:table-cell table:style-name="ce7" office:value-type="string" calcext:value-type="string">
            <text:p><text:a xlink:href="http://www.credisan.com.br/" xlink:type="simple">www.credisan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string" calcext:value-type="string">
            <text:p>098-1</text:p>
          </table:table-cell>
          <table:table-cell table:style-name="ce2" office:value-type="string" calcext:value-type="string">
            <text:p>CREDIALIANÇA COOPERATIVA DE CRÉDITO RURAL</text:p>
          </table:table-cell>
          <table:table-cell table:style-name="ce1" office:value-type="string" calcext:value-type="string">
            <text:p><text:a xlink:href="http://www.credialianca.com.br/" xlink:type="simple">www.credialianca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Credicoamo Crédito Rural Cooperativa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6">
          <table:table-cell table:style-name="ce2"/>
          <table:table-cell table:style-name="ce2" office:value-type="string" calcext:value-type="string">
            <text:p>Credjust - Cooperativa de Crédito Mútuo dos Integrantes da Justiça da 13ª Região LTDA.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Dacasa Financeira S.A.-Soc. de Créd. Financ. e Investimento</text:p>
          </table:table-cell>
          <table:table-cell table:style-name="ce7" office:value-type="string" calcext:value-type="string">
            <text:p><text:a xlink:href="http://www.dacasa.com.br/" xlink:type="simple">www.dacasa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2"/>
          <table:table-cell table:style-name="ce2" office:value-type="string" calcext:value-type="string">
            <text:p>Daycoval Leasing - Banco Múltiplo S.A.</text:p>
          </table:table-cell>
          <table:table-cell table:style-name="ce1" office:value-type="string" calcext:value-type="string">
            <text:p><text:a xlink:href="http://www.daycoval.com.br/" xlink:type="simple">www.daycoval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487" calcext:value-type="float">
            <text:p>487</text:p>
          </table:table-cell>
          <table:table-cell table:style-name="ce3" office:value-type="string" calcext:value-type="string">
            <text:p>Deutsche Bank S.A. - Banco Alemão</text:p>
          </table:table-cell>
          <table:table-cell table:style-name="ce7" office:value-type="string" calcext:value-type="string">
            <text:p><text:a xlink:href="http://www.deutsche-bank.com.br/" xlink:type="simple">www.deutsche-bank.com.br</text:a></text:p>
          </table:table-cell>
          <table:table-cell table:style-name="ce11" office:value-type="string" calcext:value-type="string">
            <text:p>yes</text:p>
            <draw:frame draw:z-index="103" draw:name="Picture 104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Facta Financeira S.A. - Crédito Financiamento e Investimento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Finamax S.A. - Crédito, Financiamento e Investimento</text:p>
          </table:table-cell>
          <table:table-cell table:style-name="ce7" office:value-type="string" calcext:value-type="string">
            <text:p><text:a xlink:href="http://www.finamax.com.br/" xlink:type="simple">www.finamax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" office:value-type="string" calcext:value-type="string">
            <text:p>Goldman Sachs do Brasil Banco Múltiplo S.A.</text:p>
          </table:table-cell>
          <table:table-cell table:style-name="ce1" office:value-type="string" calcext:value-type="string">
            <text:p><text:a xlink:href="http://www.goldmansachs.com/" xlink:type="simple">www.goldmansachs.com</text:a></text:p>
          </table:table-cell>
          <table:table-cell table:style-name="ce11" office:value-type="string" calcext:value-type="string">
            <text:p>yes</text:p>
            <draw:frame draw:z-index="104" draw:name="Picture 105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Haitong Banco de Investimento do Brasil S.A.</text:p>
          </table:table-cell>
          <table:table-cell table:style-name="ce7" office:value-type="string" calcext:value-type="string">
            <text:p><text:a xlink:href="http://www.haitongib.com.br/" xlink:type="simple">www.haitongib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2" office:value-type="string" calcext:value-type="string">
            <text:p>Hipercard Banco Múltiplo S.A.</text:p>
          </table:table-cell>
          <table:table-cell table:style-name="ce1" office:value-type="string" calcext:value-type="string">
            <text:p><text:a xlink:href="http://www.hipercard.com.br/" xlink:type="simple">www.hipercard.com.br</text:a></text:p>
          </table:table-cell>
          <table:table-cell table:style-name="ce11" office:value-type="string" calcext:value-type="string">
            <text:p>yes</text:p>
            <draw:frame draw:z-index="105" draw:name="Picture 106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HS Financeira S/A Crédito, Financiamento e Investimentos</text:p>
          </table:table-cell>
          <table:table-cell table:style-name="ce7" office:value-type="string" calcext:value-type="string">
            <text:p><text:a xlink:href="http://www.hsfinanceira.com.br/" xlink:type="simple">www.hsfinanceira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269" calcext:value-type="float">
            <text:p>269</text:p>
          </table:table-cell>
          <table:table-cell table:style-name="ce2" office:value-type="string" calcext:value-type="string">
            <text:p>HSBC Brasil S.A. - Banco de Investimento</text:p>
          </table:table-cell>
          <table:table-cell table:style-name="ce1"/>
          <table:table-cell table:style-name="ce11" office:value-type="string" calcext:value-type="string">
            <text:p>yes</text:p>
            <draw:frame draw:z-index="106" draw:name="Picture 107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132" calcext:value-type="float">
            <text:p>132</text:p>
          </table:table-cell>
          <table:table-cell table:style-name="ce3" office:value-type="string" calcext:value-type="string">
            <text:p>ICBC do Brasil Banco Múltiplo S.A.</text:p>
          </table:table-cell>
          <table:table-cell table:style-name="ce7" office:value-type="string" calcext:value-type="string">
            <text:p><text:a xlink:href="http://www.icbcbr.com.br/" xlink:type="simple">www.icbcbr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492" calcext:value-type="float">
            <text:p>492</text:p>
          </table:table-cell>
          <table:table-cell table:style-name="ce2" office:value-type="string" calcext:value-type="string">
            <text:p>ING Bank N.V.</text:p>
          </table:table-cell>
          <table:table-cell table:style-name="ce1" office:value-type="string" calcext:value-type="string">
            <text:p><text:a xlink:href="http://www.ing.com/" xlink:type="simple">www.ing.com</text:a></text:p>
          </table:table-cell>
          <table:table-cell table:style-name="ce11" office:value-type="string" calcext:value-type="string">
            <text:p>yes</text:p>
            <draw:frame draw:z-index="107" draw:name="Picture 108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3" office:value-type="string" calcext:value-type="string">
            <text:p>Intesa Sanpaolo Brasil S.A. - Banco Múltiplo</text:p>
          </table:table-cell>
          <table:table-cell table:style-name="ce7" office:value-type="string" calcext:value-type="string">
            <text:p><text:a xlink:href="http://www.intesasanpaolobrasil.com.br/" xlink:type="simple">www.intesasanpaolobrasil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652" calcext:value-type="float">
            <text:p>652</text:p>
          </table:table-cell>
          <table:table-cell table:style-name="ce2" office:value-type="string" calcext:value-type="string">
            <text:p>Itaú Unibanco Holding S.A.</text:p>
          </table:table-cell>
          <table:table-cell table:style-name="ce1" office:value-type="string" calcext:value-type="string">
            <text:p><text:a xlink:href="http://www.itau.com.br/" xlink:type="simple">www.itau.com.br</text:a></text:p>
          </table:table-cell>
          <table:table-cell table:style-name="ce11" office:value-type="string" calcext:value-type="string">
            <text:p>yes</text:p>
            <draw:frame draw:z-index="108" draw:name="Picture 109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table:style-name="ce3" office:value-type="string" calcext:value-type="string">
            <text:p>Itaú Unibanco S.A.</text:p>
          </table:table-cell>
          <table:table-cell table:style-name="ce7" office:value-type="string" calcext:value-type="string">
            <text:p><text:a xlink:href="http://www.itau.com.br/" xlink:type="simple">www.itau.com.br</text:a></text:p>
          </table:table-cell>
          <table:table-cell table:style-name="ce11" office:value-type="string" calcext:value-type="string">
            <text:p>yes</text:p>
            <draw:frame draw:z-index="109" draw:name="Picture 110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J. Malucelli Distribuidora de Títulos e Valores Mobiliários LTDA.</text:p>
          </table:table-cell>
          <table:table-cell table:style-name="ce1" office:value-type="string" calcext:value-type="string">
            <text:p><text:a xlink:href="http://www.paranaasset.com/" xlink:type="simple">www.paranaasset.com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488" calcext:value-type="float">
            <text:p>488</text:p>
          </table:table-cell>
          <table:table-cell table:style-name="ce3" office:value-type="string" calcext:value-type="string">
            <text:p>JPMorgan Chase Bank, National Association</text:p>
          </table:table-cell>
          <table:table-cell table:style-name="ce7" office:value-type="string" calcext:value-type="string">
            <text:p><text:a xlink:href="http://www.jpmorganchase.com/" xlink:type="simple">www.jpmorganchase.com</text:a></text:p>
          </table:table-cell>
          <table:table-cell table:style-name="ce11" office:value-type="string" calcext:value-type="string">
            <text:p>yes</text:p>
            <draw:frame draw:z-index="110" draw:name="Picture 111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399" calcext:value-type="float">
            <text:p>399</text:p>
          </table:table-cell>
          <table:table-cell table:style-name="ce2" office:value-type="string" calcext:value-type="string">
            <text:p>Kirton Bank S.A. - Banco Múltiplo</text:p>
          </table:table-cell>
          <table:table-cell table:style-name="ce1"/>
          <table:table-cell table:style-name="ce11" office:value-type="string" calcext:value-type="string">
            <text:p>yes</text:p>
            <draw:frame draw:z-index="111" draw:name="Picture 112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Lecca Crédito, Financiamento e Investimento S/A</text:p>
          </table:table-cell>
          <table:table-cell table:style-name="ce7" office:value-type="string" calcext:value-type="string">
            <text:p><text:a xlink:href="http://www.lecca.com.br/" xlink:type="simple">www.lecca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2" office:value-type="string" calcext:value-type="string">
            <text:p>MS Bank S.A. Banco de Câmbio</text:p>
          </table:table-cell>
          <table:table-cell table:style-name="ce1" office:value-type="string" calcext:value-type="string">
            <text:p><text:a xlink:href="http://www.msbank.com.br/" xlink:type="simple">www.msbank.com.br</text:a></text:p>
          </table:table-cell>
          <table:table-cell table:style-name="ce11" office:value-type="string" calcext:value-type="string">
            <text:p>yes</text:p>
            <draw:frame draw:z-index="112" draw:name="Picture 113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753" calcext:value-type="float">
            <text:p>753</text:p>
          </table:table-cell>
          <table:table-cell table:style-name="ce3" office:value-type="string" calcext:value-type="string">
            <text:p>Novo Banco Continental S.A. - Banco Múltiplo</text:p>
          </table:table-cell>
          <table:table-cell table:style-name="ce7" office:value-type="string" calcext:value-type="string">
            <text:p><text:a xlink:href="http://www.nbcbank.com.br/" xlink:type="simple">www.nbcbank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613" calcext:value-type="float">
            <text:p>613</text:p>
          </table:table-cell>
          <table:table-cell table:style-name="ce2" office:value-type="string" calcext:value-type="string">
            <text:p>Omni Banco S.A.</text:p>
          </table:table-cell>
          <table:table-cell table:style-name="ce1" office:value-type="string" calcext:value-type="string">
            <text:p><text:a xlink:href="http://www.bancopecunia.com.br/" xlink:type="simple">www.bancopecunia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Omni SA Crédito Financiamento Investimento</text:p>
          </table:table-cell>
          <table:table-cell table:style-name="ce7" office:value-type="string" calcext:value-type="string">
            <text:p><text:a xlink:href="http://www.omni.com.br/" xlink:type="simple">www.omni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254" calcext:value-type="float">
            <text:p>254</text:p>
          </table:table-cell>
          <table:table-cell table:style-name="ce2" office:value-type="string" calcext:value-type="string">
            <text:p>Paraná Banco S.A.</text:p>
          </table:table-cell>
          <table:table-cell table:style-name="ce1" office:value-type="string" calcext:value-type="string">
            <text:p><text:a xlink:href="http://www.paranabanco.com.br/" xlink:type="simple">www.paranabanco.com.br</text:a></text:p>
          </table:table-cell>
          <table:table-cell table:style-name="ce11" office:value-type="string" calcext:value-type="string">
            <text:p>yes</text:p>
            <draw:frame draw:z-index="113" draw:name="Picture 114" draw:style-name="gr1" draw:text-style-name="P1" svg:width="0.369cm" svg:height="0.343cm" svg:x="0.003cm" svg:y="0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Parati - Crédito Financiamento e Investimento S.A.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3">
          <table:table-cell table:style-name="ce2"/>
          <table:table-cell table:style-name="ce2" office:value-type="string" calcext:value-type="string">
            <text:p>Pernambucanas Financiadora S.A. - Crédito, Financiamento e Investimento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3">
          <table:table-cell table:style-name="ce3"/>
          <table:table-cell table:style-name="ce3" office:value-type="string" calcext:value-type="string">
            <text:p>Pine Investimentos Distribuidoras de Títulos e Valores Mobiliários LTDA</text:p>
          </table:table-cell>
          <table:table-cell table:style-name="ce7" office:value-type="string" calcext:value-type="string">
            <text:p><text:a xlink:href="http://www.bancopine.com.br/" xlink:type="simple">www.bancopine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2" office:value-type="string" calcext:value-type="string">
            <text:p>Plural S.A. - Banco Múltiplo</text:p>
          </table:table-cell>
          <table:table-cell table:style-name="ce1" office:value-type="string" calcext:value-type="string">
            <text:p><text:a xlink:href="http://www.brasilplural.com/" xlink:type="simple">www.brasilplural.com</text:a></text:p>
          </table:table-cell>
          <table:table-cell table:style-name="ce11" office:value-type="string" calcext:value-type="string">
            <text:p>yes</text:p>
            <draw:frame draw:z-index="114" draw:name="Picture 115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Portocred S.A. - Crédito, Financiamento e Investimento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PortoSeg S.A. - Crédito, Financiamento e Investimento</text:p>
          </table:table-cell>
          <table:table-cell table:style-name="ce1" office:value-type="string" calcext:value-type="string">
            <text:p><text:a xlink:href="http://www.portofinanciamento.com.br/" xlink:type="simple">www.portofinanciamento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Redecard S.A.</text:p>
          </table:table-cell>
          <table:table-cell table:style-name="ce7" office:value-type="string" calcext:value-type="string">
            <text:p><text:a xlink:href="http://www.userede.com.br/" xlink:type="simple">www.userede.com.br</text:a></text:p>
          </table:table-cell>
          <table:table-cell table:style-name="ce12"/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Santana S.A. - Crédito, Financiamento e Investimento</text:p>
          </table:table-cell>
          <table:table-cell table:style-name="ce1" office:value-type="string" calcext:value-type="string">
            <text:p><text:a xlink:href="http://www.santana-shopcred.com.br/" xlink:type="simple">www.santana-shopcred.com.br</text:a>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Santinvest S.A - Crédito, Financiamento e Investimentos</text:p>
          </table:table-cell>
          <table:table-cell table:style-name="ce7" office:value-type="string" calcext:value-type="string">
            <text:p><text:a xlink:href="http://www.santinvest.com.br/" xlink:type="simple">www.santinvest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2"/>
          <table:table-cell table:style-name="ce2" office:value-type="string" calcext:value-type="string">
            <text:p>Sax S.A. - Crédito, Financiamento e Investimento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Scania Banco S.A.</text:p>
          </table:table-cell>
          <table:table-cell table:style-name="ce7" office:value-type="string" calcext:value-type="string">
            <text:p><text:a xlink:href="http://www.scaniabanco.com.br/" xlink:type="simple">www.scaniabanco.com.br</text:a></text:p>
          </table:table-cell>
          <table:table-cell table:style-name="ce11" office:value-type="string" calcext:value-type="string">
            <text:p>yes</text:p>
            <draw:frame draw:z-index="115" draw:name="Picture 116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751" calcext:value-type="float">
            <text:p>751</text:p>
          </table:table-cell>
          <table:table-cell table:style-name="ce2" office:value-type="string" calcext:value-type="string">
            <text:p>Scotiabank Brasil S.A. Banco Múltiplo</text:p>
          </table:table-cell>
          <table:table-cell table:style-name="ce1" office:value-type="string" calcext:value-type="string">
            <text:p><text:a xlink:href="http://www.br.scotiabank.com/" xlink:type="simple">www.br.scotiabank.com</text:a></text:p>
          </table:table-cell>
          <table:table-cell table:style-name="ce11" office:value-type="string" calcext:value-type="string">
            <text:p>yes</text:p>
            <draw:frame draw:z-index="116" draw:name="Picture 117" draw:style-name="gr1" draw:text-style-name="P1" svg:width="0.369cm" svg:height="0.343cm" svg:x="0.003cm" svg:y="0.001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Sorocred Crédito, Financiamento e Investimento S.A.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5">
          <table:table-cell table:style-name="ce4" office:value-type="float" office:value="118" calcext:value-type="float">
            <text:p>118</text:p>
          </table:table-cell>
          <table:table-cell table:style-name="ce2" office:value-type="string" calcext:value-type="string">
            <text:p>Standard Chartered Bank (Brasil) S/A–Bco Invest.</text:p>
          </table:table-cell>
          <table:table-cell table:style-name="ce1" office:value-type="string" calcext:value-type="string">
            <text:p><text:a xlink:href="http://www.standardchartered.com/" xlink:type="simple">www.standardchartered.com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State Street Brasil S.A. - Banco Comercial</text:p>
          </table:table-cell>
          <table:table-cell table:style-name="ce7" office:value-type="string" calcext:value-type="string">
            <text:p><text:a xlink:href="http://www.br.natixis.com/" xlink:type="simple">www.br.natixis.com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2" office:value-type="string" calcext:value-type="string">
            <text:p>Travelex Banco de Câmbio S.A.</text:p>
          </table:table-cell>
          <table:table-cell table:style-name="ce1" office:value-type="string" calcext:value-type="string">
            <text:p><text:a xlink:href="http://www.bancoconfidence.com.br/" xlink:type="simple">www.bancoconfidence.com.br</text:a></text:p>
          </table:table-cell>
          <table:table-cell table:style-name="ce11" office:value-type="string" calcext:value-type="string">
            <text:p>yes</text:p>
            <draw:frame draw:z-index="117" draw:name="Picture 118" draw:style-name="gr1" draw:text-style-name="P1" svg:width="0.369cm" svg:height="0.343cm" svg:x="0.003cm" svg:y="0.003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table:style-name="ce3" office:value-type="string" calcext:value-type="string">
            <text:p>UBS Brasil Banco de Investimento S.A.</text:p>
          </table:table-cell>
          <table:table-cell table:style-name="ce7" office:value-type="string" calcext:value-type="string">
            <text:p><text:a xlink:href="http://www.ubs.com/" xlink:type="simple">www.ubs.com</text:a></text:p>
          </table:table-cell>
          <table:table-cell table:style-name="ce11" office:value-type="string" calcext:value-type="string">
            <text:p>yes</text:p>
            <draw:frame draw:z-index="118" draw:name="Picture 119" draw:style-name="gr1" draw:text-style-name="P1" svg:width="0.369cm" svg:height="0.343cm" svg:x="0.003cm" svg:y="0.002cm">
              <draw:image xlink:href="Pictures/100002000000000E0000000D123A1498DB789777.gif" xlink:type="simple" xlink:show="embed" xlink:actuate="onLoad" draw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091-4</text:p>
          </table:table-cell>
          <table:table-cell table:style-name="ce2" office:value-type="string" calcext:value-type="string">
            <text:p>Unicred Central do Rio Grande do Sul</text:p>
          </table:table-cell>
          <table:table-cell table:style-name="ce1" office:value-type="string" calcext:value-type="string">
            <text:p><text:a xlink:href="http://www.unicred-rs.com.br/" xlink:type="simple">www.unicred-rs.com.br</text:a>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3"/>
          <table:table-cell table:style-name="ce3" office:value-type="string" calcext:value-type="string">
            <text:p>UNIPRIME Central - Central Interestadual de Cooperativas de Crédito Ltda.</text:p>
          </table:table-cell>
          <table:table-cell table:style-name="ce7" office:value-type="string" calcext:value-type="string">
            <text:p><text:a xlink:href="http://www.uniprimecentral.com.br/" xlink:type="simple">www.uniprimecentral.com.br</text:a></text:p>
          </table:table-cell>
          <table:table-cell table:style-name="ce12"/>
          <table:table-cell table:number-columns-repeated="60"/>
        </table:table-row>
        <table:table-row table:style-name="ro7">
          <table:table-cell table:style-name="ce4" office:value-type="float" office:value="84" calcext:value-type="float">
            <text:p>84</text:p>
          </table:table-cell>
          <table:table-cell table:style-name="ce2" office:value-type="string" calcext:value-type="string">
            <text:p>Uniprime Norte do Paraná - Coop de Economia e Crédito Mútuo dos Médicos, Profissionais das Ciências</text:p>
          </table:table-cell>
          <table:table-cell table:style-name="ce1" office:value-type="string" calcext:value-type="string">
            <text:p><text:a xlink:href="http://www.uniprimebr.com/" xlink:type="simple">www.uniprimebr.com</text:a>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Volvo Administradora de Consórcio LTDA.</text:p>
          </table:table-cell>
          <table:table-cell table:style-name="ce7" office:value-type="string" calcext:value-type="string">
            <text:p><text:a xlink:href="http://www.volvo.com.br/" xlink:type="simple">www.volvo.com.br</text:a></text:p>
          </table:table-cell>
          <table:table-cell table:number-columns-repeated="61"/>
        </table:table-row>
        <table:table-row table:style-name="ro4" table:number-rows-repeated="10483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Plan1.A1:Plan1.D209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0:00:09.7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ércules Sant'Ana da Silva José</meta:initial-creator>
    <dc:creator>Hércules S. S. José</dc:creator>
    <meta:creation-date>2020-08-20T12:53:22</meta:creation-date>
    <dc:date>2020-08-20T10:06:03.437000000</dc:date>
    <meta:generator>LibreOffice/7.0.0.3$Windows_X86_64 LibreOffice_project/8061b3e9204bef6b321a21033174034a5e2ea88e</meta:generator>
    <meta:editing-duration>PT1M6S</meta:editing-duration>
    <meta:editing-cycles>2</meta:editing-cycles>
    <meta:document-statistic meta:table-count="1" meta:cell-count="663" meta:object-count="1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